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100000200EEF97EE199096AD3.png" manifest:media-type="image/png"/>
  <manifest:file-entry manifest:full-path="Pictures/1000000000000226000002216DA0FD7F4545A949.png" manifest:media-type="image/png"/>
  <manifest:file-entry manifest:full-path="Pictures/1000020100000273000001094F8260E4C12F1FC4.png" manifest:media-type="image/png"/>
  <manifest:file-entry manifest:full-path="Pictures/1000000000000250000000ED81FA924269281872.png" manifest:media-type="image/png"/>
  <manifest:file-entry manifest:full-path="Pictures/1000000000000252000001DE74CA0F88CA69C9AE.png" manifest:media-type="image/png"/>
  <manifest:file-entry manifest:full-path="Pictures/1000000000000252000001DE47674CF5C392F85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A00000025D140E23A6158C6B0C.png" manifest:media-type="image/png"/>
  <manifest:file-entry manifest:full-path="Pictures/100002000000002000000020A6BB2897B4B7679A.png" manifest:media-type="image/png"/>
  <manifest:file-entry manifest:full-path="Pictures/10000201000002B8000000ED2CA037F1E9F9D918.png" manifest:media-type="image/png"/>
  <manifest:file-entry manifest:full-path="Pictures/10000201000003E8000000D2A7FE72F00FFCF111.png" manifest:media-type="image/png"/>
  <manifest:file-entry manifest:full-path="Pictures/1000000000000252000001DE5D5519AB7F61265B.png" manifest:media-type="image/png"/>
  <manifest:file-entry manifest:full-path="Pictures/10000201000001C3000000CF58C2C02E02E08D61.png" manifest:media-type="image/png"/>
  <manifest:file-entry manifest:full-path="Pictures/1000000000000251000000EF9FCEAC4CC62EEEA4.png" manifest:media-type="image/png"/>
  <manifest:file-entry manifest:full-path="Pictures/100002010000029C0000025C9CEF5F3742EF073A.png" manifest:media-type="image/png"/>
  <manifest:file-entry manifest:full-path="Pictures/10000201000002B6000000BCB6D860957CC4864F.png" manifest:media-type="image/png"/>
  <manifest:file-entry manifest:full-path="Pictures/1000000000000251000000FBAFD6D01B1314D4A4.png" manifest:media-type="image/png"/>
  <manifest:file-entry manifest:full-path="Pictures/10000201000003000000010649EF3FBABB9CE6CA.png" manifest:media-type="image/png"/>
  <manifest:file-entry manifest:full-path="Pictures/10000201000002BF000002001E0ECF4E23CA1397.png" manifest:media-type="image/png"/>
  <manifest:file-entry manifest:full-path="Pictures/100002010000029B0000025E15CEB54F0008E7C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2eec9" officeooo:paragraph-rsid="00be7080"/>
    </style:style>
    <style:style style:name="P9" style:family="paragraph" style:parent-style-name="Text_20_body">
      <style:text-properties officeooo:rsid="00ea43ea" officeooo:paragraph-rsid="00be7080"/>
    </style:style>
    <style:style style:name="P10" style:family="paragraph" style:parent-style-name="Text_20_body">
      <style:text-properties officeooo:paragraph-rsid="00be7080"/>
    </style:style>
    <style:style style:name="P11" style:family="paragraph" style:parent-style-name="Text_20_body">
      <style:text-properties officeooo:paragraph-rsid="00c41e59"/>
    </style:style>
    <style:style style:name="P12" style:family="paragraph" style:parent-style-name="Text_20_body">
      <style:text-properties officeooo:paragraph-rsid="00cba104"/>
    </style:style>
    <style:style style:name="P13" style:family="paragraph" style:parent-style-name="Text_20_body">
      <style:text-properties officeooo:paragraph-rsid="00d7bc23"/>
    </style:style>
    <style:style style:name="P14" style:family="paragraph" style:parent-style-name="Title">
      <style:text-properties fo:language="en" fo:country="US" officeooo:rsid="001f0121" officeooo:paragraph-rsid="001f012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text-properties officeooo:rsid="00d4edf8" officeooo:paragraph-rsid="00d4edf8"/>
    </style:style>
    <style:style style:name="P18" style:family="paragraph" style:parent-style-name="Text_20_Note">
      <style:text-properties officeooo:paragraph-rsid="00b1a1b5"/>
    </style:style>
    <style:style style:name="P19" style:family="paragraph" style:parent-style-name="Text_20_Note">
      <style:text-properties officeooo:paragraph-rsid="00be7080"/>
    </style:style>
    <style:style style:name="P20" style:family="paragraph" style:parent-style-name="Text_20_Note">
      <style:text-properties officeooo:paragraph-rsid="00c9b1dd"/>
    </style:style>
    <style:style style:name="P21" style:family="paragraph" style:parent-style-name="Table_20_Heading">
      <style:text-properties fo:font-size="10.5pt" officeooo:paragraph-rsid="00b1a1b5" style:font-size-asian="10.5pt" style:font-size-complex="10.5pt"/>
    </style:style>
    <style:style style:name="P22" style:family="paragraph" style:parent-style-name="Guide_20_Name">
      <style:text-properties fo:language="en" fo:country="US" officeooo:rsid="001f0121" officeooo:paragraph-rsid="001f0121"/>
    </style:style>
    <style:style style:name="P23" style:family="paragraph" style:parent-style-name="Text_20_Body_20_List_20_Intro">
      <style:text-properties officeooo:rsid="00d66295" officeooo:paragraph-rsid="00be7080"/>
    </style:style>
    <style:style style:name="P24" style:family="paragraph" style:parent-style-name="Text_20_Body_20_List_20_Intro">
      <style:text-properties officeooo:paragraph-rsid="00be7080"/>
    </style:style>
    <style:style style:name="P25" style:family="paragraph" style:parent-style-name="Text_20_Body_20_List_20_Intro">
      <style:text-properties officeooo:paragraph-rsid="00d3935c"/>
    </style:style>
    <style:style style:name="P26" style:family="paragraph" style:parent-style-name="Definition_20_Term">
      <style:text-properties officeooo:paragraph-rsid="00be7080"/>
    </style:style>
    <style:style style:name="P27" style:family="paragraph" style:parent-style-name="Figure">
      <style:text-properties officeooo:paragraph-rsid="00be7080"/>
    </style:style>
    <style:style style:name="P28" style:family="paragraph" style:parent-style-name="LOList_20_1_5f_TextBody">
      <style:text-properties officeooo:paragraph-rsid="00be7080"/>
    </style:style>
    <style:style style:name="P29" style:family="paragraph" style:parent-style-name="LOList_20_1_5f_TextBody">
      <style:text-properties officeooo:paragraph-rsid="00d525bd"/>
    </style:style>
    <style:style style:name="P30" style:family="paragraph" style:parent-style-name="Text_20_Note">
      <style:paragraph-properties fo:margin-left="1cm" fo:margin-right="0.7cm" fo:text-indent="0cm" style:auto-text-indent="false" style:writing-mode="page"/>
      <style:text-properties officeooo:paragraph-rsid="00be7080"/>
    </style:style>
    <style:style style:name="P31" style:family="paragraph" style:parent-style-name="Caption">
      <style:text-properties officeooo:paragraph-rsid="00d5ae41"/>
    </style:style>
    <style:style style:name="P32" style:family="paragraph" style:parent-style-name="Text_20_body_20_indent">
      <style:text-properties officeooo:paragraph-rsid="00be7080"/>
    </style:style>
    <style:style style:name="P33" style:family="paragraph" style:parent-style-name="Text_20_body_20_indent">
      <style:paragraph-properties fo:margin-top="0cm" fo:margin-bottom="0.101cm" loext:contextual-spacing="false" style:writing-mode="page">
        <style:tab-stops>
          <style:tab-stop style:position="2cm"/>
        </style:tab-stops>
      </style:paragraph-properties>
      <style:text-properties officeooo:paragraph-rsid="00be7080"/>
    </style:style>
    <style:style style:name="P34" style:family="paragraph" style:parent-style-name="Text_20_body_20_indent">
      <style:paragraph-properties style:writing-mode="page">
        <style:tab-stops>
          <style:tab-stop style:position="2cm"/>
        </style:tab-stops>
      </style:paragraph-properties>
      <style:text-properties officeooo:paragraph-rsid="00be7080"/>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ext_20_Note" style:master-page-name="">
      <style:paragraph-properties style:page-number="auto"/>
      <style:text-properties officeooo:rsid="00e42875" officeooo:paragraph-rsid="00c9b1dd"/>
    </style:style>
    <style:style style:name="P39" style:family="paragraph" style:parent-style-name="Text_20_body" style:master-page-name="">
      <style:paragraph-properties fo:keep-together="always" fo:orphans="0" fo:widows="0" style:page-number="auto"/>
      <style:text-properties officeooo:paragraph-rsid="00be7080"/>
    </style:style>
    <style:style style:name="P4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1">
      <style:text-properties officeooo:paragraph-rsid="00be7080"/>
    </style:style>
    <style:style style:name="P42" style:family="paragraph" style:parent-style-name="Heading_20_1">
      <style:text-properties officeooo:paragraph-rsid="00c41e59"/>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text-properties officeooo:paragraph-rsid="00be7080"/>
    </style:style>
    <style:style style:name="P45" style:family="paragraph" style:parent-style-name="Heading_20_2">
      <style:text-properties officeooo:paragraph-rsid="00b839cc"/>
    </style:style>
    <style:style style:name="P46" style:family="paragraph" style:parent-style-name="Heading_20_2">
      <style:text-properties officeooo:paragraph-rsid="00b1a1b5"/>
    </style:style>
    <style:style style:name="P47" style:family="paragraph" style:parent-style-name="Heading_20_2">
      <style:text-properties officeooo:paragraph-rsid="00be7080"/>
    </style:style>
    <style:style style:name="P48" style:family="paragraph" style:parent-style-name="Heading_20_2">
      <style:paragraph-properties fo:margin-top="0.3cm" fo:margin-bottom="0.199cm" loext:contextual-spacing="false"/>
    </style:style>
    <style:style style:name="P49" style:family="paragraph" style:parent-style-name="Heading_20_3">
      <style:text-properties officeooo:paragraph-rsid="00be7080"/>
    </style:style>
    <style:style style:name="P50" style:family="paragraph" style:parent-style-name="Heading_20_3">
      <style:text-properties officeooo:paragraph-rsid="00d3935c"/>
    </style:style>
    <style:style style:name="P51" style:family="paragraph" style:parent-style-name="Heading_20_Note">
      <style:text-properties officeooo:paragraph-rsid="00c9b1dd"/>
    </style:style>
    <style:style style:name="P52" style:family="paragraph" style:parent-style-name="Heading_20_Note">
      <style:text-properties officeooo:paragraph-rsid="00be7080"/>
    </style:style>
    <style:style style:name="P5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4" style:family="paragraph" style:parent-style-name="Heading_20_Tip">
      <style:text-properties officeooo:paragraph-rsid="00be7080"/>
    </style:style>
    <style:style style:name="P55" style:family="paragraph" style:parent-style-name="List_20_1">
      <style:text-properties officeooo:paragraph-rsid="00be7080"/>
    </style:style>
    <style:style style:name="P56" style:family="paragraph" style:parent-style-name="List_20_1" style:list-style-name="OOoBullets_20_1">
      <style:text-properties officeooo:paragraph-rsid="00be7080"/>
    </style:style>
    <style:style style:name="P57" style:family="paragraph" style:parent-style-name="List_20_1">
      <style:text-properties officeooo:rsid="00c72667" officeooo:paragraph-rsid="00c72667"/>
    </style:style>
    <style:style style:name="P58" style:family="paragraph" style:parent-style-name="List_20_1" style:list-style-name="List_20_1">
      <style:text-properties officeooo:paragraph-rsid="00be7080"/>
    </style:style>
    <style:style style:name="P59" style:family="paragraph" style:parent-style-name="List_20_1" style:list-style-name="List_20_1">
      <style:text-properties officeooo:paragraph-rsid="00c7b69c"/>
    </style:style>
    <style:style style:name="P60" style:family="paragraph" style:parent-style-name="List_20_1">
      <style:text-properties officeooo:paragraph-rsid="00d3935c"/>
    </style:style>
    <style:style style:name="P61" style:family="paragraph" style:parent-style-name="Numbering_20_1">
      <style:text-properties officeooo:paragraph-rsid="00be7080"/>
    </style:style>
    <style:style style:name="P62" style:family="paragraph" style:parent-style-name="Numbering_20_1" style:list-style-name="Numbering_20_1">
      <style:text-properties officeooo:paragraph-rsid="00c9b1dd"/>
    </style:style>
    <style:style style:name="P63" style:family="paragraph" style:parent-style-name="Numbering_20_1" style:master-page-name="">
      <style:paragraph-properties style:page-number="auto" fo:keep-with-next="always"/>
      <style:text-properties officeooo:paragraph-rsid="00be708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bfb809" style:font-weight-asian="bold"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bold"/>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fo:font-weight="normal" style:font-weight-complex="bold"/>
    </style:style>
    <style:style style:name="T16" style:family="text">
      <style:text-properties fo:font-weight="normal" style:font-weight-complex="normal"/>
    </style:style>
    <style:style style:name="T17" style:family="text">
      <style:text-properties fo:font-weight="normal" officeooo:rsid="00c7465f"/>
    </style:style>
    <style:style style:name="T18" style:family="text">
      <style:text-properties fo:font-weight="normal" style:font-weight-asian="bold" style:font-weight-complex="bold"/>
    </style:style>
    <style:style style:name="T19" style:family="text">
      <style:text-properties fo:font-weight="normal" officeooo:rsid="00d06a98"/>
    </style:style>
    <style:style style:name="T20" style:family="text">
      <style:text-properties fo:font-weight="normal" officeooo:rsid="00d525bd"/>
    </style:style>
    <style:style style:name="T21" style:family="text">
      <style:text-properties style:font-name="Times New Roman"/>
    </style:style>
    <style:style style:name="T22" style:family="text">
      <style:text-properties officeooo:rsid="00232bb6"/>
    </style:style>
    <style:style style:name="T23" style:family="text">
      <style:text-properties officeooo:rsid="00ead278"/>
    </style:style>
    <style:style style:name="T24" style:family="text">
      <style:text-properties officeooo:rsid="012890ff"/>
    </style:style>
    <style:style style:name="T25" style:family="text">
      <style:text-properties officeooo:rsid="00b69f97"/>
    </style:style>
    <style:style style:name="T26" style:family="text">
      <style:text-properties officeooo:rsid="00b839cc"/>
    </style:style>
    <style:style style:name="T27" style:family="text">
      <style:text-properties officeooo:rsid="00bcb8dc"/>
    </style:style>
    <style:style style:name="T28" style:family="text">
      <style:text-properties officeooo:rsid="00ea43ea"/>
    </style:style>
    <style:style style:name="T29" style:family="text">
      <style:text-properties officeooo:rsid="00bfb809"/>
    </style:style>
    <style:style style:name="T30" style:family="text">
      <style:text-properties officeooo:rsid="01047405"/>
    </style:style>
    <style:style style:name="T31" style:family="text">
      <style:text-properties officeooo:rsid="00c0198e"/>
    </style:style>
    <style:style style:name="T32" style:family="text">
      <style:text-properties officeooo:rsid="000f739b"/>
    </style:style>
    <style:style style:name="T33" style:family="text">
      <style:text-properties officeooo:rsid="00c3ef1b"/>
    </style:style>
    <style:style style:name="T34" style:family="text">
      <style:text-properties officeooo:rsid="0109ee98"/>
    </style:style>
    <style:style style:name="T35" style:family="text">
      <style:text-properties officeooo:rsid="00b2f45e"/>
    </style:style>
    <style:style style:name="T36" style:family="text">
      <style:text-properties officeooo:rsid="00c0e651"/>
    </style:style>
    <style:style style:name="T37" style:family="text">
      <style:text-properties officeooo:rsid="00c289fb"/>
    </style:style>
    <style:style style:name="T38" style:family="text">
      <style:text-properties style:font-name="Liberation Sans2" fo:font-size="11pt" style:font-size-asian="10.5pt"/>
    </style:style>
    <style:style style:name="T39" style:family="text">
      <style:text-properties style:font-name="Liberation Sans2" fo:font-size="11pt" officeooo:rsid="010428d4" style:font-size-asian="10.5pt"/>
    </style:style>
    <style:style style:name="T40" style:family="text">
      <style:text-properties style:font-name="Liberation Sans2" fo:font-size="11pt" officeooo:rsid="00c3749d" style:font-size-asian="10.5pt"/>
    </style:style>
    <style:style style:name="T41" style:family="text">
      <style:text-properties style:font-name="Liberation Sans2" fo:font-size="11pt" officeooo:rsid="00c72667" style:font-size-asian="10.5pt"/>
    </style:style>
    <style:style style:name="T42" style:family="text">
      <style:text-properties style:font-name="Liberation Sans2" fo:font-size="11pt" officeooo:rsid="00c758a6" style:font-size-asian="10.5pt"/>
    </style:style>
    <style:style style:name="T43" style:family="text">
      <style:text-properties style:font-name="Liberation Sans2" fo:font-size="11pt" officeooo:rsid="00cf4052" style:font-size-asian="10.5pt"/>
    </style:style>
    <style:style style:name="T44" style:family="text">
      <style:text-properties style:font-name="Liberation Sans2" fo:font-size="11pt" officeooo:rsid="00d3935c" style:font-size-asian="10.5pt"/>
    </style:style>
    <style:style style:name="T45" style:family="text">
      <style:text-properties style:font-name="Liberation Sans2" fo:font-size="11pt" officeooo:rsid="00d4edf8" style:font-size-asian="10.5pt" style:font-weight-asian="normal" style:font-weight-complex="normal"/>
    </style:style>
    <style:style style:name="T46" style:family="text">
      <style:text-properties style:font-name="Liberation Sans2" fo:font-size="11pt" officeooo:rsid="00d4edf8" style:font-size-asian="10.5pt"/>
    </style:style>
    <style:style style:name="T47" style:family="text">
      <style:text-properties style:font-name="Liberation Sans2" fo:font-size="11pt" officeooo:rsid="00d525bd" style:font-size-asian="10.5pt"/>
    </style:style>
    <style:style style:name="T48" style:family="text">
      <style:text-properties style:font-name="Liberation Sans2" fo:font-size="11pt" officeooo:rsid="00d7bc23" style:font-size-asian="10.5pt"/>
    </style:style>
    <style:style style:name="T49" style:family="text">
      <style:text-properties style:font-name="Liberation Sans2" fo:font-size="11pt" officeooo:rsid="00d7c96b" style:font-size-asian="10.5pt"/>
    </style:style>
    <style:style style:name="T50" style:family="text">
      <style:text-properties style:font-name="Liberation Sans2" fo:font-size="11pt" fo:language="en" fo:country="US"/>
    </style:style>
    <style:style style:name="T51" style:family="text">
      <style:text-properties style:font-name="Liberation Sans2" fo:font-size="10.4499998092651pt" fo:language="en" fo:country="US" fo:font-weight="normal" style:letter-kerning="true"/>
    </style:style>
    <style:style style:name="T52" style:family="text">
      <style:text-properties officeooo:rsid="01062da9"/>
    </style:style>
    <style:style style:name="T53" style:family="text">
      <style:text-properties officeooo:rsid="0107cff9"/>
    </style:style>
    <style:style style:name="T54" style:family="text">
      <style:text-properties officeooo:rsid="00c54f75"/>
    </style:style>
    <style:style style:name="T55" style:family="text">
      <style:text-properties officeooo:rsid="010c64f4"/>
    </style:style>
    <style:style style:name="T56" style:family="text">
      <style:text-properties officeooo:rsid="00c623ef"/>
    </style:style>
    <style:style style:name="T57" style:family="text">
      <style:text-properties officeooo:rsid="0107d285"/>
    </style:style>
    <style:style style:name="T58" style:family="text">
      <style:text-properties officeooo:rsid="010e0070"/>
    </style:style>
    <style:style style:name="T59" style:family="text">
      <style:text-properties officeooo:rsid="00c7465f"/>
    </style:style>
    <style:style style:name="T60" style:family="text">
      <style:text-properties officeooo:rsid="010da48a"/>
    </style:style>
    <style:style style:name="T61" style:family="text">
      <style:text-properties officeooo:rsid="00c80b94"/>
    </style:style>
    <style:style style:name="T62" style:family="text">
      <style:text-properties officeooo:rsid="00e89874"/>
    </style:style>
    <style:style style:name="T63" style:family="text">
      <style:text-properties officeooo:rsid="00e55684"/>
    </style:style>
    <style:style style:name="T64" style:family="text">
      <style:text-properties officeooo:rsid="00be08a9"/>
    </style:style>
    <style:style style:name="T65" style:family="text">
      <style:text-properties officeooo:rsid="00c9ff48"/>
    </style:style>
    <style:style style:name="T66" style:family="text">
      <style:text-properties officeooo:rsid="00b4afeb"/>
    </style:style>
    <style:style style:name="T67" style:family="text">
      <style:text-properties officeooo:rsid="00cb6e1e"/>
    </style:style>
    <style:style style:name="T68" style:family="text">
      <style:text-properties officeooo:rsid="00cc1ab7"/>
    </style:style>
    <style:style style:name="T69" style:family="text">
      <style:text-properties officeooo:rsid="00dcaf49"/>
    </style:style>
    <style:style style:name="T70" style:family="text">
      <style:text-properties officeooo:rsid="00cd56b1"/>
    </style:style>
    <style:style style:name="T71" style:family="text">
      <style:text-properties officeooo:rsid="00cf089d"/>
    </style:style>
    <style:style style:name="T72" style:family="text">
      <style:text-properties officeooo:rsid="00d39fe6"/>
    </style:style>
    <style:style style:name="T73" style:family="text">
      <style:text-properties officeooo:rsid="00d21a3f"/>
    </style:style>
    <style:style style:name="T74" style:family="text">
      <style:text-properties officeooo:rsid="00d4d31a"/>
    </style:style>
    <style:style style:name="T75" style:family="text">
      <style:text-properties officeooo:rsid="00b6836a"/>
    </style:style>
    <style:style style:name="T76" style:family="text">
      <style:text-properties officeooo:rsid="00d5ae41"/>
    </style:style>
    <style:style style:name="T77" style:family="text">
      <style:text-properties officeooo:rsid="00b8df4e"/>
    </style:style>
    <style:style style:name="T78" style:family="text">
      <style:text-properties officeooo:rsid="00d66295"/>
    </style:style>
    <style:style style:name="T79" style:family="text">
      <style:text-properties officeooo:rsid="00d6eebb"/>
    </style:style>
    <style:style style:name="T80" style:family="text">
      <style:text-properties officeooo:rsid="00e2eec9"/>
    </style:style>
    <style:style style:name="T81" style:family="text">
      <style:text-properties officeooo:rsid="00c41e59"/>
    </style:style>
    <style:style style:name="T82" style:family="text">
      <style:text-properties officeooo:rsid="00c59499"/>
    </style:style>
    <style:style style:name="T83" style:family="text">
      <style:text-properties officeooo:rsid="00c758a6"/>
    </style:style>
    <style:style style:name="T84" style:family="text">
      <style:text-properties officeooo:rsid="00c7b69c"/>
    </style:style>
    <style:style style:name="T85" style:family="text">
      <style:text-properties officeooo:rsid="00e42875"/>
    </style:style>
    <style:style style:name="T86" style:family="text">
      <style:text-properties officeooo:rsid="00ca4f45"/>
    </style:style>
    <style:style style:name="T87" style:family="text">
      <style:text-properties officeooo:rsid="00cf4052"/>
    </style:style>
    <style:style style:name="T88" style:family="text">
      <style:text-properties officeooo:rsid="00d3935c"/>
    </style:style>
    <style:style style:name="T89" style:family="text">
      <style:text-properties officeooo:rsid="00d4edf8"/>
    </style:style>
    <style:style style:name="T90" style:family="text">
      <style:text-properties officeooo:rsid="00d525bd"/>
    </style:style>
    <style:style style:name="T91" style:family="text">
      <style:text-properties officeooo:rsid="00d7bc23"/>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1.21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1.129cm, 0cm, 1.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129cm, 0cm, 1.41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4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31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23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517cm, 0.049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ProL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2">Průvodce programem Writer 6.4</text:p>
      <text:p text:style-name="P14">Chapter 17 <text:s/><text:line-break/>Pole</text:p>
      <text:p text:style-name="P15"/>
      <text:h text:style-name="P4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48" text:outline-level="2"><text:bookmark-start text:name="__RefHeading__5638_1566568644"/>Přispěvatelé<text:bookmark-end text:name="__RefHeading__5638_1566568644"/></text:h>
      <text:h text:style-name="Heading_20_3" text:outline-level="3"><text:bookmark-start text:name="__RefHeading___Toc5147_323847679"/>Pro toto vydání<text:bookmark-end text:name="__RefHeading___Toc5147_3238476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7">Kees Kriek</text:p>
          </table:table-cell>
          <table:table-cell table:style-name="Table5.A1" office:value-type="string">
            <text:p text:style-name="Table_20_Contents"/>
          </table:table-cell>
        </table:table-row>
      </table:table>
      <text:h text:style-name="Heading_20_3" text:outline-level="3"><text:bookmark-start text:name="__RefHeading___Toc5149_323847679"/>Pro předchozí vydání<text:bookmark-end text:name="__RefHeading___Toc5149_3238476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15446674" text:style-name="Heading_20_Note">
        <text:list-item>
          <text:p text:style-name="P53">Poznámka</text:p>
        </text:list-item>
      </text:list>
      <text:p text:style-name="P18">Vše, co do e-mailové konference pošlete, včetně e-mailové adresy a dalších osobních informací uvedených ve zprávě, bude veřejně viditelné bez možnosti smazání.</text:p>
      <text:h text:style-name="P46" text:outline-level="2"><text:bookmark-start text:name="__RefHeading__5644_1566568644"/>Datum vydání a verze programu<text:bookmark-end text:name="__RefHeading__5644_1566568644"/></text:h>
      <text:p text:style-name="P7">Publikováno v červenci 2020. Kniha je určena pro LibreOffice 6.4.</text:p>
      <text:h text:style-name="P4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Windows nebo Linux</text:p>
          </table:table-cell>
          <table:table-cell table:style-name="Table4.A1" office:value-type="string">
            <text:p text:style-name="P21">Ekvivalent pro macOS</text:p>
          </table:table-cell>
          <table:table-cell table:style-name="Table4.A1" office:value-type="string">
            <text:p text:style-name="P21">Akce</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Klepnutí pravým tlačítkem</text:p>
          </table:table-cell>
          <table:table-cell table:style-name="Table4.A2" office:value-type="string">
            <text:p text:style-name="P16">Ctrl + klepnutí a/nebo klepnutí pravým tlačítkem v závislosti na operačním systému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Ctrl (Control)</text:p>
          </table:table-cell>
          <table:table-cell table:style-name="Table4.A2" office:value-type="string">
            <text:p text:style-name="P16">⌘ (Command)</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F11</text:p>
          </table:table-cell>
          <table:table-cell table:style-name="Table4.A2" office:value-type="string">
            <text:p text:style-name="P16">⌘ + T</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5"><text:a xlink:type="simple" xlink:href="#__RefHeading___Toc5147_323847679" text:style-name="Index_20_Link" text:visited-style-name="Index_20_Link">Pro toto vydání<text:tab/>2</text:a></text:p>
          <text:p text:style-name="P35"><text:a xlink:type="simple" xlink:href="#__RefHeading___Toc5149_323847679" text:style-name="Index_20_Link" text:visited-style-name="Index_20_Link">Pro předchozí vydání<text:tab/>2</text:a></text:p>
          <text:p text:style-name="P37"><text:a xlink:type="simple" xlink:href="#__RefHeading___Toc4648_40281723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_Toc4650_402817234" text:style-name="Index_20_Link" text:visited-style-name="Index_20_Link">Poznámka pro uživatele systému macOS<text:tab/>2</text:a></text:p>
          <text:p text:style-name="P36"><text:a xlink:type="simple" xlink:href="#__RefHeading___Toc85890_1458413368" text:style-name="Index_20_Link" text:visited-style-name="Index_20_Link">Introduction to fields<text:tab/>4</text:a></text:p>
          <text:p text:style-name="P37"><text:a xlink:type="simple" xlink:href="#__RefHeading___Toc31372_3811334239" text:style-name="Index_20_Link" text:visited-style-name="Index_20_Link">Keyboard shortcuts for fields<text:tab/>4</text:a></text:p>
          <text:p text:style-name="P36"><text:a xlink:type="simple" xlink:href="#__RefHeading__28452307" text:style-name="Index_20_Link" text:visited-style-name="Index_20_Link">Quick and easy field entry<text:tab/>4</text:a></text:p>
          <text:p text:style-name="P36"><text:a xlink:type="simple" xlink:href="#__RefHeading__8240_1143714391" text:style-name="Index_20_Link" text:visited-style-name="Index_20_Link">Using document properties to hold metadata and information that changes<text:tab/>4</text:a></text:p>
          <text:p text:style-name="P36"><text:a xlink:type="simple" xlink:href="#__RefHeading__8242_1143714391" text:style-name="Index_20_Link" text:visited-style-name="Index_20_Link">Using other fields to hold information that changes<text:tab/>6</text:a></text:p>
          <text:p text:style-name="P36"><text:a xlink:type="simple" xlink:href="#__RefHeading___Toc39050_3811334239" text:style-name="Index_20_Link" text:visited-style-name="Index_20_Link">Using AutoText to insert often-used fields<text:tab/>7</text:a></text:p>
          <text:p text:style-name="P36"><text:a xlink:type="simple" xlink:href="#__RefHeading___Toc246401_174721728" text:style-name="Index_20_Link" text:visited-style-name="Index_20_Link">Defining your own numbering sequences<text:tab/>8</text:a></text:p>
          <text:p text:style-name="P36"><text:a xlink:type="simple" xlink:href="#__RefHeading__8252_1143714391" text:style-name="Index_20_Link" text:visited-style-name="Index_20_Link">Using automatic cross-references<text:tab/>9</text:a></text:p>
          <text:p text:style-name="P37"><text:a xlink:type="simple" xlink:href="#__RefHeading__28593807" text:style-name="Index_20_Link" text:visited-style-name="Index_20_Link">Inserting cross-references<text:tab/>10</text:a></text:p>
          <text:p text:style-name="P37"><text:a xlink:type="simple" xlink:href="#__RefHeading__8254_1143714391" text:style-name="Index_20_Link" text:visited-style-name="Index_20_Link">Available formats<text:tab/>11</text:a></text:p>
          <text:p text:style-name="P37"><text:a xlink:type="simple" xlink:href="#__RefHeading__8256_1143714391" text:style-name="Index_20_Link" text:visited-style-name="Index_20_Link">Preparing items as targets for cross-referencing<text:tab/>11</text:a></text:p>
          <text:p text:style-name="P35"><text:a xlink:type="simple" xlink:href="#__RefHeading__8258_1143714391" text:style-name="Index_20_Link" text:visited-style-name="Index_20_Link">Záložky<text:tab/>11</text:a></text:p>
          <text:p text:style-name="P35"><text:a xlink:type="simple" xlink:href="#__RefHeading___Toc11104_2983621895" text:style-name="Index_20_Link" text:visited-style-name="Index_20_Link">Setting references<text:tab/>12</text:a></text:p>
          <text:p text:style-name="P36"><text:a xlink:type="simple" xlink:href="#__RefHeading__8262_1143714391" text:style-name="Index_20_Link" text:visited-style-name="Index_20_Link">Použití polí v záhlaví a zápatí<text:tab/>12</text:a></text:p>
          <text:p text:style-name="P36"><text:a xlink:type="simple" xlink:href="#__RefHeading___Toc11130_2358312274" text:style-name="Index_20_Link" text:visited-style-name="Index_20_Link">Developing conditional content<text:tab/>14</text:a></text:p>
          <text:p text:style-name="P37"><text:a xlink:type="simple" xlink:href="#__RefHeading__8274_1143714391" text:style-name="Index_20_Link" text:visited-style-name="Index_20_Link">Choose the types of conditional content to use<text:tab/>14</text:a></text:p>
          <text:p text:style-name="P37"><text:a xlink:type="simple" xlink:href="#__RefHeading__8284_1143714391" text:style-name="Index_20_Link" text:visited-style-name="Index_20_Link">Plan your conditional content<text:tab/>15</text:a></text:p>
          <text:p text:style-name="P35"><text:a xlink:type="simple" xlink:href="#__RefHeading__8286_1143714391" text:style-name="Index_20_Link" text:visited-style-name="Index_20_Link">Choose or define a variable<text:tab/>15</text:a></text:p>
          <text:p text:style-name="P35"><text:a xlink:type="simple" xlink:href="#__RefHeading__8288_1143714391" text:style-name="Index_20_Link" text:visited-style-name="Index_20_Link">Define a logical expression (condition) involving the variable<text:tab/>15</text:a></text:p>
          <text:p text:style-name="P37"><text:a xlink:type="simple" xlink:href="#__RefHeading___Toc11132_2358312274" text:style-name="Index_20_Link" text:visited-style-name="Index_20_Link">Create the variable<text:tab/>15</text:a></text:p>
          <text:p text:style-name="P35"><text:a xlink:type="simple" xlink:href="#__RefHeading__8292_1143714391" text:style-name="Index_20_Link" text:visited-style-name="Index_20_Link">DocInformation fields<text:tab/>15</text:a></text:p>
          <text:p text:style-name="P35"><text:a xlink:type="simple" xlink:href="#__RefHeading__8294_1143714391" text:style-name="Index_20_Link" text:visited-style-name="Index_20_Link">User-defined variable field<text:tab/>15</text:a></text:p>
          <text:p text:style-name="P37"><text:a xlink:type="simple" xlink:href="#__RefHeading___Toc11134_2358312274" text:style-name="Index_20_Link" text:visited-style-name="Index_20_Link">Apply the condition to the content<text:tab/>16</text:a></text:p>
          <text:p text:style-name="P35"><text:a xlink:type="simple" xlink:href="#__RefHeading__8298_1143714391" text:style-name="Index_20_Link" text:visited-style-name="Index_20_Link">Conditional text<text:tab/>16</text:a></text:p>
          <text:p text:style-name="P35"><text:a xlink:type="simple" xlink:href="#__RefHeading__8300_1143714391" text:style-name="Index_20_Link" text:visited-style-name="Index_20_Link">Hidden text<text:tab/>17</text:a></text:p>
          <text:p text:style-name="P35"><text:a xlink:type="simple" xlink:href="#__RefHeading___Toc135344_953848428" text:style-name="Index_20_Link" text:visited-style-name="Index_20_Link">Hidden paragraphs<text:tab/>18</text:a></text:p>
          <text:p text:style-name="P35"><text:a xlink:type="simple" xlink:href="#__RefHeading__8304_1143714391" text:style-name="Index_20_Link" text:visited-style-name="Index_20_Link">Hidden sections<text:tab/>18</text:a></text:p>
          <text:p text:style-name="P37"><text:a xlink:type="simple" xlink:href="#__RefHeading__8306_1143714391" text:style-name="Index_20_Link" text:visited-style-name="Index_20_Link">Change the value of the variable<text:tab/>19</text:a></text:p>
          <text:p text:style-name="P36"><text:a xlink:type="simple" xlink:href="#__RefHeading__8308_1143714391" text:style-name="Index_20_Link" text:visited-style-name="Index_20_Link">Using placeholder fields<text:tab/>20</text:a></text:p>
          <text:p text:style-name="P36"><text:a xlink:type="simple" xlink:href="#__RefHeading__8310_1143714391" text:style-name="Index_20_Link" text:visited-style-name="Index_20_Link">Using other fields<text:tab/>21</text:a></text:p>
        </text:index-body>
      </text:table-of-content>
      <text:p text:style-name="Page_20_Break"/>
      <text:h text:style-name="P44" text:outline-level="1"><text:bookmark-start text:name="__RefHeading___Toc85890_1458413368"/>Introduction to fields<text:bookmark-end text:name="__RefHeading___Toc85890_1458413368"/></text:h>
      <text:p text:style-name="P10">Fields are used for a variety of purposes: for example, data that changes (such as the current date or the total number of pages) or might change (the name of a product or book under development), user-defined numbering sequences, automatic cross-references, and conditional content (words or paragraphs that are visible or printed in some conditions but not others). Index entries are also fields.</text:p>
      <text:p text:style-name="P10">This chapter describes some common uses of fields. A full discussion of fields and their use is beyond the scope of this book. Power users can find more details in the application Help.</text:p>
      <text:list xml:id="list4213063550" text:style-name="Heading_20_Tip">
        <text:list-item>
          <text:p text:style-name="P54">Tip</text:p>
        </text:list-item>
      </text:list>
      <text:p text:style-name="P30">Fields have a gray <text:alphabetical-index-mark text:string-value="gray background on screen" text:key1="pole"/>background when viewed on screen, unless you have deselected <text:span text:style-name="Strong_20_Emphasis">View &gt; Field shadings</text:span> on the Menu bar or changed the color of field shadings in <text:span text:style-name="Strong_20_Emphasis">Tools &gt; Options &gt; LibreOffice &gt; Application Colors</text:span>. This gray background does not show when you print the file or export to PDF.</text:p>
      <text:h text:style-name="P47" text:outline-level="2"><text:bookmark-start text:name="__RefHeading___Toc31372_3811334239"/>Keyboard shortcuts for fields<text:bookmark-end text:name="__RefHeading___Toc31372_3811334239"/></text:h>
      <text:p text:style-name="P10">Here are some handy <text:alphabetical-index-mark text:string-value="keyboard shortcuts for fields"/><text:alphabetical-index-mark-start text:id="IMark191079768" text:key1="fields"/>keyboard shortcuts<text:alphabetical-index-mark-end text:id="IMark191079768"/> to use when working with fields:</text:p>
      <text:p text:style-name="P33"><text:span text:style-name="Keystroke">Ctrl + F2</text:span><text:tab/><text:alphabetical-index-mark text:string-value="open using keyboard" text:key1="dialogové okno Pole"/>Open the Fields dialog.</text:p>
      <text:p text:style-name="P33"><text:span text:style-name="Keystroke">Ctrl + F8</text:span><text:tab/><text:alphabetical-index-mark text:string-value="field shadings on/off"/>Turn field shadings on or off.</text:p>
      <text:p text:style-name="P33"><text:span text:style-name="Keystroke">Ctrl+F9</text:span><text:tab/>Show or hide <text:alphabetical-index-mark text:string-value="field names, show/hide"/>field names.</text:p>
      <text:p text:style-name="P34"><text:span text:style-name="Keystroke">F9</text:span><text:tab/><text:alphabetical-index-mark text:string-value="updating fields"/><text:alphabetical-index-mark text:string-value="aktualizace" text:key1="pole"/>Update fields.</text:p>
      <text:h text:style-name="P41" text:outline-level="1"><text:bookmark-start text:name="__RefHeading__28452307"/>Quick and easy <text:alphabetical-index-mark text:string-value="Vkládání" text:key1="pole"/>field entry<text:bookmark-end text:name="__RefHeading__28452307"/></text:h>
      <text:p text:style-name="P10">To quickly insert common fields into your document, choose <text:span text:style-name="Strong_20_Emphasis">Insert &gt; Page Number</text:span> or <text:span text:style-name="Strong_20_Emphasis">Insert &gt; Field</text:span> on the Menu bar and selecting the required <text:alphabetical-index-mark text:string-value="page number" text:key1="pole"/><text:alphabetical-index-mark text:string-value="page numbers"/>field from the list.</text:p>
      <text:p text:style-name="P27"><draw:frame draw:style-name="fr1" draw:name="Frame2" text:anchor-type="as-char" svg:width="9.019cm" draw:z-index="1"><draw:text-box fo:min-height="4.531cm"><text:p text:style-name="Caption"><draw:frame draw:style-name="fr4" draw:name="Image6" text:anchor-type="paragraph" svg:width="9.019cm" svg:height="4.14cm" draw:z-index="9"><draw:image xlink:href="Pictures/10000201000001C3000000CF58C2C02E02E08D61.png" xlink:type="simple" xlink:show="embed" xlink:actuate="onLoad" loext:mime-type="image/png"/></draw:frame>Figure <text:sequence text:ref-name="refFigure0" text:name="Figure" text:formula="ooow:Figure+1" style:num-format="1">1</text:sequence>: Inserting common fields</text:p></draw:text-box></draw:frame></text:p>
      <text:h text:style-name="P41" text:outline-level="1"><text:bookmark-start text:name="__RefHeading__8240_1143714391"/><text:bookmark text:name="usedocproperties"/>Using document properties to hold metadata and information that changes<text:bookmark-end text:name="__RefHeading__8240_1143714391"/></text:h>
      <text:p text:style-name="P10">The Properties dialog (<text:span text:style-name="Strong_20_Emphasis">File &gt; Properties</text:span>) for a document has six tabs. The information on the <text:span text:style-name="Emphasis">General</text:span> tab and the <text:span text:style-name="Emphasis">Statistics</text:span> tab is generated by the program. Some information (the name of the person on the <text:span text:style-name="Emphasis">Created</text:span> and <text:span text:style-name="Emphasis">Modified</text:span> lines of the <text:span text:style-name="Emphasis">General</text:span> tab) is derived from the <text:span text:style-name="Emphasis">User Data</text:span> page in <text:span text:style-name="Strong_20_Emphasis">Tools &gt; Options &gt; LibreOffice</text:span>. The options on the <text:span text:style-name="Emphasis">Font</text:span> and <text:span text:style-name="Emphasis">Security</text:span> tabs are discussed elsewhere in this book.</text:p>
      <text:p text:style-name="P24"><text:soft-page-break/>Use the <text:span text:style-name="Emphasis">Description</text:span> and <text:span text:style-name="Emphasis">Custom Properties</text:span> tabs for:</text:p>
      <text:list xml:id="list2594147797" text:style-name="List_20_1">
        <text:list-item>
          <text:p text:style-name="P55">Metadata to assist in classifying, sorting, storing, and retrieving documents. Some of this metadata is exported to the closest equivalent in HTML and PDF; some fields have no equivalent and are not exported.</text:p>
        </text:list-item>
        <text:list-item text:style-override="OOoBullets_20_1">
          <text:p text:style-name="P56">Information that changes. You can store data for use in fields in your document; for example, the title of the document, contact information for a project participant, or the name of a product might change during the course of a project.</text:p>
        </text:list-item>
      </text:list>
      <text:p text:style-name="P10">This dialog can be used in a template, where the field names can serve as reminders to writers of information they need to include. (Placeholders can serve a similar function within the text; see page <text:bookmark-ref text:reference-format="page" text:ref-name="__RefHeading__8308_1143714391">20</text:bookmark-ref>.)</text:p>
      <text:p text:style-name="P10">You can return to this dialog at any time and change the information you entered. When you do so, all of the references to that information will change wherever they appear in the document. For example, on the <text:span text:style-name="Emphasis">Description</text:span> tab (Figure <text:sequence-ref text:reference-format="value" text:ref-name="refFigure1">2</text:sequence-ref>) you might need to change the contents of the Title field from the draft title to the production title.</text:p>
      <text:p text:style-name="P27"><draw:frame draw:style-name="fr1" draw:name="Frame3" text:anchor-type="as-char" svg:width="14.118cm" draw:z-index="2"><draw:text-box fo:min-height="4.403cm"><text:p text:style-name="Caption"><draw:frame draw:style-name="fr13" draw:name="Image2" text:anchor-type="paragraph" svg:width="14.071cm" svg:height="4.355cm" draw:z-index="3"><draw:image xlink:href="Pictures/10000201000002B8000000ED2CA037F1E9F9D918.png" xlink:type="simple" xlink:show="embed" xlink:actuate="onLoad" loext:mime-type="image/png"/></draw:frame>Figure <text:sequence text:ref-name="refFigure1" text:name="Figure" text:formula="ooow:Figure+1" style:num-format="1">2</text:sequence>: The Description tab of the document’s <text:alphabetical-index-mark-start text:id="IMark161529688"/>Properties dialog<text:alphabetical-index-mark-end text:id="IMark161529688"/></text:p></draw:text-box></draw:frame></text:p>
      <text:p text:style-name="P10">Use the <text:span text:style-name="Emphasis">Custom Properties</text:span> tab (Figure <text:sequence-ref text:reference-format="value" text:ref-name="refFigure2">3</text:sequence-ref>) to store information that does not fit into the fields supplied on the other tabs of this dialog.</text:p>
      <text:p text:style-name="P27"><draw:frame draw:style-name="fr3" draw:name="Frame25" text:anchor-type="as-char" svg:width="14.367cm" draw:z-index="10"><draw:text-box fo:min-height="4.152cm"><text:p text:style-name="Caption"><draw:frame draw:style-name="fr12" draw:name="Image3" text:anchor-type="paragraph" svg:width="14.367cm" svg:height="3.685cm" draw:z-index="17"><draw:image xlink:href="Pictures/10000201000002B6000000BCB6D860957CC4864F.png" xlink:type="simple" xlink:show="embed" xlink:actuate="onLoad" loext:mime-type="image/png"/></draw:frame>Figure <text:sequence text:ref-name="refFigure2" text:name="Figure" text:formula="ooow:Figure+1" style:num-format="1">3</text:sequence>: Custom Properties tab, showing drop-down lists of names and types</text:p></draw:text-box></draw:frame></text:p>
      <text:p text:style-name="P10">When the <text:span text:style-name="Emphasis">Custom Properties</text:span> tab is first opened in a new document, it may be blank. If the new document is based on a template, this tab may contain fields.</text:p>
      <text:p text:style-name="P10">Click the <text:span text:style-name="Strong_20_Emphasis">Add Property</text:span> button in the lower right of the tab (not shown in illustration) to insert a row of boxes where you can enter your custom properties.</text:p>
      <text:list xml:id="list153049345624922" text:continue-numbering="true" text:style-name="List_20_1">
        <text:list-item>
          <text:p text:style-name="P55">The <text:span text:style-name="Emphasis">Name</text:span> box includes a drop-down list of typical choices; scroll down to see all the choices. If none of the choices meet your needs, you can type a new name into the box.</text:p>
        </text:list-item>
        <text:list-item>
          <text:p text:style-name="P55">In the <text:span text:style-name="Emphasis">Type</text:span> column, you can choose from Text, Date+Time, Date, Duration, Number, or Yes or no for each field. You cannot create new types.</text:p>
        </text:list-item>
        <text:list-item>
          <text:p text:style-name="P55">In the <text:span text:style-name="Emphasis">Value</text:span> column, type or select what you want to appear in the document where this field is used. Choices may be limited to specific data types depending on the selection in the <text:span text:style-name="Emphasis">Type</text:span> column; for example, if the <text:span text:style-name="Emphasis">Type</text:span> selection is <text:span text:style-name="Strong_20_Emphasis">Date</text:span>, the Value for that property is limited to a date.</text:p>
        </text:list-item>
      </text:list>
      <text:p text:style-name="P10">To remove a custom property, click the button at the end of the row.</text:p>
      <text:list xml:id="list153049733957673" text:continue-list="list4213063550" text:style-name="Heading_20_Tip">
        <text:list-item>
          <text:p text:style-name="P54"><text:soft-page-break/>Tip</text:p>
        </text:list-item>
      </text:list>
      <text:p text:style-name="P19">To change the format of the Date value, go to <text:span text:style-name="Strong_20_Emphasis">Tools &gt; Options &gt; Language Settings &gt; Languages</text:span> and change the Locale setting.</text:p>
      <text:h text:style-name="P41" text:outline-level="1"><text:bookmark-start text:name="__RefHeading__8242_1143714391"/>Using other fields to hold information that changes<text:bookmark-end text:name="__RefHeading__8242_1143714391"/></text:h>
      <text:p text:style-name="P10">One way that people use fields is to hold information that is likely to change during the course of a project. For example, the name of a manager, a product, or even your entire company may change. If you have inserted the changeable information as fields, you can change the information in one place, and it will automatically change in all the places where that field occurs.</text:p>
      <text:p text:style-name="P10">Writer provides several places where you can store the information referred to by a field. We will look at some of them here.</text:p>
      <text:p text:style-name="P13">Seven <text:alphabetical-index-mark-start text:id="IMark143751000" text:key1="fields"/>document properties<text:alphabetical-index-mark-end text:id="IMark143751000"/> (Page Number, Page Count, Date, Time, Title, First Author, and Subject) are on the <text:span text:style-name="Strong_20_Emphasis">Insert &gt; Field</text:span> menu (Figure <text:sequence-ref text:reference-format="value" text:ref-name="refFigure0">1</text:sequence-ref>). To insert one of these fields, click it in the menu. Some of these fields get their information from the Document Properties dialog (Figure <text:sequence-ref text:reference-format="value" text:ref-name="refFigure1">2</text:sequence-ref>).</text:p>
      <text:p text:style-name="P10">Other document properties are on the <text:span text:style-name="Emphasis">DocInformation</text:span> and <text:span text:style-name="Emphasis">Document</text:span> tabs of the Fields dialog (Figures <text:sequence-ref text:reference-format="value" text:ref-name="refFigure3">4</text:sequence-ref><text:s/>and <text:sequence-ref text:reference-format="value" text:ref-name="refFigure4">5</text:sequence-ref>), reached by choosing <text:span text:style-name="Strong_20_Emphasis">Insert &gt; Field &gt; More Fields</text:span> or pressing <text:span text:style-name="Keystroke">Ctrl+F2</text:span>. The <text:span text:style-name="Strong_20_Emphasis">Custom</text:span> item in the <text:span text:style-name="Emphasis">Type</text:span> list on the <text:span text:style-name="Emphasis">DocInformation</text:span> tab is derived from the <text:span text:style-name="Emphasis">Custom Properties</text:span> tab of the Document Properties dialog (Figure <text:sequence-ref text:reference-format="value" text:ref-name="refFigure2">3</text:sequence-ref>); it does not appear on the list if no custom properties have been defined.</text:p>
      <text:p text:style-name="P27"><draw:frame draw:style-name="fr1" draw:name="Frame4" text:anchor-type="as-char" svg:width="14.102cm" draw:z-index="4"><draw:text-box fo:min-height="10.61cm"><text:p text:style-name="Caption"><draw:frame draw:style-name="fr4" draw:name="graphics6" text:anchor-type="paragraph" svg:width="14.102cm" svg:height="11.347cm" draw:z-index="19"><draw:image xlink:href="Pictures/1000000000000252000001DE5D5519AB7F61265B.png" xlink:type="simple" xlink:show="embed" xlink:actuate="onLoad" loext:mime-type="image/png"/></draw:frame>Figure <text:sequence text:ref-name="refFigure3" text:name="Figure" text:formula="ooow:Figure+1" style:num-format="1">4</text:sequence>: Inserting a Date Modified field using the DocInformation tab of the <text:alphabetical-index-mark text:string-value="DocInformation tab" text:key1="dialogové okno Pole"/>Fields dialog</text:p></draw:text-box></draw:frame></text:p>
      <text:p text:style-name="P27"><text:soft-page-break/><draw:frame draw:style-name="fr1" draw:name="Frame5" text:anchor-type="as-char" svg:width="14.374cm" draw:z-index="5"><draw:text-box fo:min-height="6.426cm"><text:p text:style-name="Caption"><draw:frame draw:style-name="fr11" draw:name="graphics7" text:anchor-type="paragraph" svg:x="0cm" svg:y="0cm" svg:width="14.129cm" svg:height="5.98cm" draw:z-index="20"><draw:image xlink:href="Pictures/1000000000000251000000FBAFD6D01B1314D4A4.png" xlink:type="simple" xlink:show="embed" xlink:actuate="onLoad" loext:mime-type="image/png"/></draw:frame>Figure <text:sequence text:ref-name="refFigure4" text:name="Figure" text:formula="ooow:Figure+1" style:num-format="1">5</text:sequence>: Inserting a File name field using the <text:alphabetical-index-mark-start text:id="IMark186940376" text:key1="Fields dialog box"/>Document tab<text:alphabetical-index-mark-end text:id="IMark186940376"/> of the Fields dialog</text:p></draw:text-box></draw:frame></text:p>
      <text:p text:style-name="P10">Some of these items are picked up from the <text:span text:style-name="Emphasis">User Data</text:span> page of the <text:span text:style-name="Strong_20_Emphasis">Tools &gt; Options &gt; LibreOffice</text:span> dialog, so make sure the information on that page is correct.</text:p>
      <text:p text:style-name="P10">To insert one of these fields, select it in the <text:span text:style-name="Emphasis">Type</text:span> list and then select from the <text:span text:style-name="Emphasis">Select</text:span> and <text:span text:style-name="Emphasis">Format</text:span> lists if choices appear. Finally, click <text:span text:style-name="Strong_20_Emphasis">Insert</text:span>.</text:p>
      <text:list xml:id="list153049408969939" text:continue-numbering="true" text:style-name="Heading_20_Tip">
        <text:list-item>
          <text:p text:style-name="P54">Tip</text:p>
        </text:list-item>
      </text:list>
      <text:p text:style-name="P19">Although these fields are often used to hold information that changes, you can make the content unchangeable by selecting the <text:alphabetical-index-mark text:string-value="fixed content" text:key1="pole"/><text:span text:style-name="Strong_20_Emphasis">Fixed content</text:span> option (visible in Figure <text:sequence-ref text:reference-format="value" text:ref-name="refFigure3">4</text:sequence-ref>, lower right) when inserting the field. If necessary, you can come back to this dialog later and deselect this option to make the field variable again. For example, if you use a field to insert the creation date of a document, you do not want that date to change.</text:p>
      <text:h text:style-name="P41" text:outline-level="1"><text:bookmark-start text:name="__RefHeading___Toc39050_3811334239"/>Using AutoText to insert often-used fields<text:bookmark-end text:name="__RefHeading___Toc39050_3811334239"/></text:h>
      <text:p text:style-name="P24">If you use the same fields often, you can use AutoText as a quick and easy way to insert them. To define an <text:alphabetical-index-mark text:string-value="AutoText for entering fields"/><text:alphabetical-index-mark text:string-value="AutoText for entering" text:key1="pole"/>AutoText entry for a field:</text:p>
      <text:list xml:id="list3111498843" text:style-name="Numbering_20_1">
        <text:list-item text:start-value="1">
          <text:p text:style-name="Numbering_20_1">Insert a field into your document, as described previously.</text:p>
        </text:list-item>
        <text:list-item>
          <text:p text:style-name="Numbering_20_1">Select the field you inserted, and then choose <text:span text:style-name="Strong_20_Emphasis">Tools &gt; AutoText</text:span> (or press <text:span text:style-name="Keystroke">Ctrl+F3</text:span>).</text:p>
        </text:list-item>
        <text:list-item>
          <text:p text:style-name="Numbering_20_1">On the AutoText dialog (Figure <text:sequence-ref text:reference-format="value" text:ref-name="refFigure5">6</text:sequence-ref>), choose the group where this new entry will be stored (in this example, My AutoText), type a name for the entry, and change the suggested shortcut if you wish.</text:p>
        </text:list-item>
        <text:list-item>
          <text:p text:style-name="Numbering_20_1">Click the AutoText button and click <text:span text:style-name="Strong_20_Emphasis">New</text:span> to have the entry inserted as a field. Do not choose New (text only) because the AutoText entry will be plain text, not a field. (The New selections do not appear until you have selected a group and typed a name for the entry.)</text:p>
        </text:list-item>
        <text:list-item>
          <text:p text:style-name="Numbering_20_1"><text:s/>Click <text:span text:style-name="Strong_20_Emphasis">Close</text:span> to close the AutoText dialog.</text:p>
        </text:list-item>
      </text:list>
      <text:p text:style-name="P10">When you want to insert this field at the cursor position, type the shortcut and press <text:span text:style-name="Keystroke">F3</text:span>.</text:p>
      <text:p text:style-name="P27"><text:soft-page-break/><draw:frame draw:style-name="fr1" draw:name="Frame6" text:anchor-type="as-char" svg:width="14.99cm" draw:z-index="21"><draw:text-box fo:min-height="7.435cm"><text:p text:style-name="Caption"><draw:frame draw:style-name="fr11" draw:name="Image4" text:anchor-type="paragraph" svg:x="0cm" svg:y="0cm" svg:width="14.99cm" svg:height="10.92cm" draw:z-index="22"><draw:image xlink:href="Pictures/10000201000002BF000002001E0ECF4E23CA1397.png" xlink:type="simple" xlink:show="embed" xlink:actuate="onLoad" loext:mime-type="image/png"/></draw:frame>Figure <text:sequence text:ref-name="refFigure5" text:name="Figure" text:formula="ooow:Figure+1" style:num-format="1">6</text:sequence>: Creating a new <text:alphabetical-index-mark text:string-value="AutoText dialog box"/>AutoText entry</text:p></draw:text-box></draw:frame></text:p>
      <text:h text:style-name="P42" text:outline-level="1"><text:bookmark-start text:name="__RefHeading___Toc246401_174721728"/>Defining your own numbering sequences<text:bookmark-end text:name="__RefHeading___Toc246401_174721728"/></text:h>
      <text:p text:style-name="P11">You may want to define your own <text:alphabetical-index-mark text:string-value="numbering sequence, defining"/>numbering sequences to use in situations where you do not always want the number at the start of the paragraph, or where you want more control than the built-in numbering choices give you, or where list styles don’t do what you want.</text:p>
      <text:p text:style-name="Text_20_body"><text:bookmark-start text:name="__RefHeading__8248_1143714391"/>This topic describes how to create a numbering sequence, using a number range variable field.<text:bookmark-end text:name="__RefHeading__8248_1143714391"/></text:p>
      <text:p text:style-name="P24">To create a <text:alphabetical-index-mark-start text:id="IMark143751000" text:key1="fields"/><text:alphabetical-index-mark-start text:id="IMark141647832"/>number range variable<text:alphabetical-index-mark-end text:id="IMark141647832"/><text:alphabetical-index-mark-end text:id="IMark143751000"/> using Arabic (1 2 3) numbers:</text:p>
      <text:list xml:id="list1469598145" text:style-name="Numbering_20_1">
        <text:list-item text:start-value="1">
          <text:p text:style-name="Numbering_20_1">Position the cursor in a blank paragraph in your document.</text:p>
        </text:list-item>
        <text:list-item>
          <text:p text:style-name="Numbering_20_1">Choose <text:span text:style-name="Strong_20_Emphasis">Insert &gt; Field &gt; More Fields</text:span> or press <text:span text:style-name="Keystroke">Ctrl+F2</text:span>, then select the <text:span text:style-name="Emphasis">Variables</text:span> tab (Figure <text:sequence-ref text:reference-format="value" text:ref-name="refFigure6">7</text:sequence-ref>).</text:p>
        </text:list-item>
        <text:list-item>
          <text:p text:style-name="Numbering_20_1">In the <text:span text:style-name="Emphasis">Type</text:span> list, select <text:span text:style-name="Strong_20_Emphasis">Number range</text:span>. In the <text:span text:style-name="Emphasis">Format</text:span> list, select <text:span text:style-name="Strong_20_Emphasis">Arabic (1 2 3)</text:span>. Type whatever you want in the <text:span text:style-name="Emphasis">Name</text:span> field. (We have used Step in this example.)</text:p>
        </text:list-item>
        <text:list-item>
          <text:p text:style-name="Numbering_20_1">Klikneme na <text:span text:style-name="Strong_20_Emphasis">Vložit</text:span>. The name of the variable (Step) now appears in the <text:span text:style-name="Emphasis">Selection</text:span> list, and a number field (showing 1) appears at the insertion point in your document. The Fields dialog remains open.</text:p>
        </text:list-item>
        <text:list-item>
          <text:p text:style-name="Numbering_20_1">If you click several more times on the <text:span text:style-name="Strong_20_Emphasis">Insert</text:span> button in the Fields dialog, the numbers 2, 3, 4, and so on will appear in the document.</text:p>
        </text:list-item>
      </text:list>
      <text:p text:style-name="P12">You can now delete the fields you inserted; the Step sequence remains in the <text:span text:style-name="Emphasis">Select</text:span> box in the Fields dialog (in this document only). You can insert this field at any place in the document.</text:p>
      <text:p text:style-name="P12">To avoid doing all of that every time you want to put in a Step number, create an <text:alphabetical-index-mark text:string-value="AutoText entry" text:key1="pole"/>AutoText entry for Step. Then you can insert the field in the same way you would insert any other AutoText. See “<text:bookmark-ref text:reference-format="text" text:ref-name="__RefHeading___Toc39050_3811334239">Using AutoText to insert often-used fields</text:bookmark-ref>” on page <text:bookmark-ref text:reference-format="page" text:ref-name="__RefHeading___Toc39050_3811334239">7</text:bookmark-ref>.</text:p>
      <text:p text:style-name="P27"><text:soft-page-break/><draw:frame draw:style-name="fr1" draw:name="Frame7" text:anchor-type="as-char" svg:width="13.815cm" draw:z-index="6"><draw:text-box fo:min-height="9.767cm"><text:p text:style-name="Caption"><draw:frame draw:style-name="fr4" draw:name="Image12" text:anchor-type="paragraph" svg:width="13.815cm" svg:height="12.49cm" draw:z-index="23"><draw:image xlink:href="Pictures/100002010000029C0000025C9CEF5F3742EF073A.png" xlink:type="simple" xlink:show="embed" xlink:actuate="onLoad" loext:mime-type="image/png"/></draw:frame>Figure <text:sequence text:ref-name="refFigure6" text:name="Figure" text:formula="ooow:Figure+1" style:num-format="1">7</text:sequence>: Defining a number range variable</text:p></draw:text-box></draw:frame></text:p>
      <text:list xml:id="list153050241073105" text:continue-list="list153049408969939" text:style-name="Heading_20_Tip">
        <text:list-item>
          <text:p text:style-name="P54">Tip</text:p>
        </text:list-item>
      </text:list>
      <text:p text:style-name="P19">If a <text:alphabetical-index-mark text:string-value="user-defined variable field"/><text:alphabetical-index-mark-start text:id="IMark183435224" text:key1="fields"/>user-defined variable<text:alphabetical-index-mark-end text:id="IMark183435224"/> is not in use in the document, the <text:span text:style-name="Strong_20_Emphasis">X</text:span> icon next to the <text:span text:style-name="Emphasis">Value</text:span> box is active. You can delete the variable by clicking this icon. To remove a variable that is used in the current document, first delete from the document all fields using that variable, and then remove the variable from the list.</text:p>
      <text:h text:style-name="P41" text:outline-level="1"><text:bookmark-start text:name="__RefHeading__8252_1143714391"/>Using automatic cross-references<text:bookmark-end text:name="__RefHeading__8252_1143714391"/></text:h>
      <text:p text:style-name="P10">If you type in cross-references to other parts of the document, those references can easily get out of date if you reword a heading, add or remove figures, or reorganize topics.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text:p>
      <text:list xml:id="list153049574299240" text:continue-numbering="true" text:style-name="Heading_20_Tip">
        <text:list-item>
          <text:p text:style-name="P54">Tip</text:p>
        </text:list-item>
      </text:list>
      <text:p text:style-name="P19">Some people use Writer’s Hyperlink feature for cross-references. However, the visible text of the hyperlink does not change if you change the text of the item to which it links. For that reason, you are advised to use cross-references in most situations. The exception is when the document is to be saved as HTML; cross-references do not become hyperlinks in an HTML document, so you need to use hyperlinks in the Writer document.</text:p>
      <text:p text:style-name="P10"><text:soft-page-break/>The <text:span text:style-name="Emphasis">Cross-references</text:span> tab of the Fields dialog (Figure <text:sequence-ref text:reference-format="value" text:ref-name="refFigure7">8</text:sequence-ref>) lists some items, such as headings, numbered paragraphs, and <text:alphabetical-index-mark text:string-value="záložky" text:key1="pole"/><text:alphabetical-index-mark text:string-value="záložky"/>bookmarks. If figure captions, table captions, user-defined number range variables, and some other items have been defined in a document, that type also appears in the list.</text:p>
      <text:p text:style-name="P27"><draw:frame draw:style-name="fr1" draw:name="Frame9" text:anchor-type="as-char" svg:width="14cm" draw:z-index="7"><draw:text-box fo:min-height="12.042cm"><text:p text:style-name="Caption"><draw:frame draw:style-name="fr10" draw:name="Image5" text:anchor-type="paragraph" svg:x="0cm" svg:y="0cm" svg:width="14cm" svg:height="11.536cm" draw:z-index="24"><draw:image xlink:href="Pictures/100002010000029B0000025E15CEB54F0008E7C3.png" xlink:type="simple" xlink:show="embed" xlink:actuate="onLoad" loext:mime-type="image/png"/></draw:frame>Figure <text:sequence text:ref-name="refFigure7" text:name="Figure" text:formula="ooow:Figure+1" style:num-format="1">8</text:sequence>: The <text:alphabetical-index-mark text:string-value="Cross-references tab" text:key1="dialogové okno Pole"/>Cross-references tab of the Fields dialog</text:p></draw:text-box></draw:frame></text:p>
      <text:h text:style-name="P47" text:outline-level="2"><text:bookmark-start text:name="__RefHeading__28593807"/>Inserting cross-references<text:bookmark-end text:name="__RefHeading__28593807"/></text:h>
      <text:p text:style-name="P24">To <text:alphabetical-index-mark text:string-value="vkládání odkazů" text:key1="křížové odkazy"/>insert a cross-reference to a heading, figure, or other item shown on the <text:span text:style-name="Emphasis">Cross-references</text:span> tab:</text:p>
      <text:list xml:id="list153050126315119" text:continue-list="list3111498843" text:style-name="Numbering_20_1">
        <text:list-item text:start-value="1">
          <text:p text:style-name="Numbering_20_1">Place the cursor where you want the cross-reference to appear in the document.</text:p>
        </text:list-item>
        <text:list-item>
          <text:p text:style-name="Numbering_20_1">If the Fields dialog is not open, choose <text:span text:style-name="Strong_20_Emphasis">Insert &gt; Cross-reference</text:span> or press <text:span text:style-name="Keystroke">Ctrl+F2</text:span>. On the <text:span text:style-name="Emphasis">Cross-references</text:span> tab (Figure <text:sequence-ref text:reference-format="value" text:ref-name="refFigure7">8</text:sequence-ref>), in the <text:span text:style-name="Emphasis">Type</text:span> list, click the type of item you are referencing (for example, Headings or Figure).</text:p>
        </text:list-item>
        <text:list-item>
          <text:p text:style-name="Numbering_20_1">You can leave this tab open while you insert many cross-references.</text:p>
        </text:list-item>
        <text:list-item>
          <text:p text:style-name="Numbering_20_1">Click the required item in the <text:span text:style-name="Emphasis">Selection</text:span> list, which shows both automatically created entries (for example Headings) as well as user-defined references (for example bookmarks).</text:p>
        </text:list-item>
        <text:list-item>
          <text:p text:style-name="Numbering_20_1">In the <text:span text:style-name="Emphasis">Insert reference to</text:span> list, choose the type of reference required. The choices vary with the item being referenced.</text:p>
        </text:list-item>
        <text:list-item>
          <text:p text:style-name="Numbering_20_1">For headings, usually you will choose Reference (to insert the full text of the heading) or Page (to insert the number of the page the heading is on).</text:p>
        </text:list-item>
        <text:list-item>
          <text:p text:style-name="Numbering_20_1">For figures, you will usually choose Category and Number (to insert the word “Figure” and its number), Reference (to insert the word “Figure” with its number and the full text of the caption), Page (to insert the number of the page the figure is on), or Numbering (to insert only the figure number).</text:p>
        </text:list-item>
        <text:list-item>
          <text:p text:style-name="Numbering_20_1">Klikneme na <text:span text:style-name="Strong_20_Emphasis">Vložit</text:span>.</text:p>
        </text:list-item>
      </text:list>
      <text:p text:style-name="P10">For a full list of the reference formats available and their use, consult the Help.</text:p>
      <text:h text:style-name="P47" text:outline-level="2"><text:bookmark-start text:name="__RefHeading__8254_1143714391"/><text:soft-page-break/>Available formats<text:bookmark-end text:name="__RefHeading__8254_1143714391"/></text:h>
      <text:p text:style-name="P24">For all types of reference, you can select from the following formats:</text:p>
      <text:list xml:id="list153048420432471" text:continue-list="list153049345624922" text:style-name="List_20_1">
        <text:list-item>
          <text:p text:style-name="P55"><text:span text:style-name="Strong_20_Emphasis">Page</text:span>: the page number of the target.</text:p>
        </text:list-item>
        <text:list-item>
          <text:p text:style-name="P55"><text:span text:style-name="Strong_20_Emphasis">Chapter</text:span>: the number of the chapter where the referenced target is located.</text:p>
        </text:list-item>
        <text:list-item>
          <text:p text:style-name="P55"><text:span text:style-name="Strong_20_Emphasis">Reference</text:span>: the full text set as reference.</text:p>
        </text:list-item>
        <text:list-item>
          <text:p text:style-name="P55"><text:span text:style-name="Strong_20_Emphasis">Above/Below</text:span>: the word <text:span text:style-name="Emphasis">above</text:span> or <text:span text:style-name="Emphasis">below</text:span> depending on the position of the field relative to the referenced target.</text:p>
        </text:list-item>
        <text:list-item>
          <text:p text:style-name="P55"><text:span text:style-name="Strong_20_Emphasis">As Page Style</text:span>: similar to Page, the page number where the reference is, but using the formatting specified in the page style. This is very useful when putting a reference to a page in the front matter where roman numerals are usually employed.</text:p>
        </text:list-item>
      </text:list>
      <text:p text:style-name="P24">For headings or numbered paragraphs, three additional options are available:</text:p>
      <text:list xml:id="list153048870462483" text:continue-numbering="true" text:style-name="List_20_1">
        <text:list-item>
          <text:p text:style-name="P57"><text:span text:style-name="Strong_20_Emphasis">Number</text:span>: Inserts the number of the heading or numbered paragraph, including superior levels depending on the context.<text:note text:id="ftn1" text:note-class="footnote"><text:note-citation>1</text:note-citation><text:note-body><text:p text:style-name="Footnote">For example, when you are in a chapter 1, subchapter 2, subpart 5, this may be numbered as 1.2.5. When you insert here a reference to text in the previous subpart "1.2.4" and you apply the "Number" format, then the reference will be shown as "4". If in this example the numbering is set to show more sublevels, the same reference will be shown as "2.4" or "1.2.4", depending on the setting. If you use the "Number (full context)" format, you will always see "1.2.4", no matter how the numbered paragraph is formatted.</text:p></text:note-body></text:note></text:p>
        </text:list-item>
        <text:list-item>
          <text:p text:style-name="P55"><text:span text:style-name="Strong_20_Emphasis">Number (no context)</text:span>: inserts only the number of the heading or of the numbered paragraph. For example, if referencing a numbered item 2.4, it inserts 4.</text:p>
        </text:list-item>
        <text:list-item>
          <text:p text:style-name="P55"><text:span text:style-name="Strong_20_Emphasis">Number (full context)</text:span>: inserts the full number including higher hierarchical levels. For example, if referencing a numbered item 2.4, the full numbering (2.4) is inserted.</text:p>
        </text:list-item>
      </text:list>
      <text:p text:style-name="P24">For objects inserted with captions such as a table or a figure, you can choose:</text:p>
      <text:list xml:id="list153049470585866" text:continue-numbering="true" text:style-name="List_20_1">
        <text:list-item>
          <text:p text:style-name="P55"><text:span text:style-name="Strong_20_Emphasis">Category and Number</text:span>: inserts both the category and number of the referenced object (for example, Figure 6). This is the most used formatting for figures and tables.</text:p>
        </text:list-item>
        <text:list-item>
          <text:p text:style-name="P55"><text:span text:style-name="Strong_20_Emphasis">Caption Text</text:span>: inserts the full caption of the referenced object. For example, Figure 6: This is an example figure.</text:p>
        </text:list-item>
        <text:list-item>
          <text:p text:style-name="P55"><text:span text:style-name="Strong_20_Emphasis">Numbering</text:span>: inserts the sequential number of the referenced object, without the category (for example, if referencing Table 2, the field will contain only the number 2).</text:p>
        </text:list-item>
      </text:list>
      <text:h text:style-name="P47" text:outline-level="2"><text:bookmark-start text:name="__RefHeading__8256_1143714391"/>Preparing items as targets for cross-referencing<text:bookmark-end text:name="__RefHeading__8256_1143714391"/></text:h>
      <text:p text:style-name="P39">Occasionally you might want to insert a cross-reference to something that is not automatically shown on the <text:span text:style-name="Emphasis">Cross-references</text:span> tab: an illustration without a caption or an item in a bullet list, for example. Before you can insert a cross-reference to such an item, you must prepare the item as a target to be referenced. To do this, you can either use bookmarks or set references.</text:p>
      <text:p text:style-name="P10">After a target has been defined, you can cross-reference to it as described on page <text:bookmark-ref text:reference-format="page" text:ref-name="__RefHeading__28593807">10</text:bookmark-ref>.</text:p>
      <text:h text:style-name="P49" text:outline-level="3"><text:bookmark-start text:name="__RefHeading__8258_1143714391"/>Záložky<text:bookmark-end text:name="__RefHeading__8258_1143714391"/></text:h>
      <text:p text:style-name="P24">Bookmarks are listed in the Navigator and can be accessed directly from there. In HTML documents, <text:alphabetical-index-mark text:string-value="bookmark" text:key1="pole"/><text:alphabetical-index-mark text:string-value="záložky"/>bookmarks are converted to anchors that you can jump to using a hyperlink.</text:p>
      <text:list xml:id="list318278360" text:style-name="Numbering_20_1">
        <text:list-item text:start-value="1">
          <text:p text:style-name="P61">Select the text you want to bookmark, or click in the required place in the text. Choose <text:span text:style-name="Strong_20_Emphasis">Insert &gt; Bookmark</text:span>.</text:p>
        </text:list-item>
        <text:list-item>
          <text:p text:style-name="P61">On the <text:alphabetical-index-mark-start text:id="IMark183435224"/>Insert Bookmark dialog<text:alphabetical-index-mark-end text:id="IMark183435224"/>, the larger box lists any previously defined bookmarks. Type a name for this bookmark in the top box. Klepneme na <text:span text:style-name="Strong_20_Emphasis">OK</text:span>.</text:p>
        </text:list-item>
      </text:list>
      <text:h text:style-name="P49" text:outline-level="3"><text:bookmark-start text:name="__RefHeading___Toc11104_2983621895"/><text:soft-page-break/><text:alphabetical-index-mark text:string-value="setting references" text:key1="křížové odkazy"/>Setting references<text:bookmark-end text:name="__RefHeading___Toc11104_2983621895"/></text:h>
      <text:list xml:id="list1053967635" text:style-name="Numbering_20_1">
        <text:list-item text:start-value="1">
          <text:p text:style-name="P61">Choose <text:span text:style-name="Strong_20_Emphasis">Insert &gt; Cross-reference</text:span> or press <text:span text:style-name="Keystroke">Ctrl+F2</text:span>.</text:p>
        </text:list-item>
        <text:list-item>
          <text:p text:style-name="P61">On the <text:span text:style-name="Emphasis">Cross-references</text:span> tab of the Fields dialog (Figure <text:sequence-ref text:reference-format="value" text:ref-name="refFigure8">9</text:sequence-ref>), select <text:span text:style-name="Strong_20_Emphasis">Set Reference</text:span> in the <text:span text:style-name="Emphasis">Type</text:span> list. The <text:span text:style-name="Emphasis">Selection</text:span> list shows any references that have been defined. This dialog can remain open while you set several items as references.</text:p>
        </text:list-item>
        <text:list-item>
          <text:p text:style-name="P62">Click in the document and highlight the text of the first item to set as a target for a cross-reference. Click on the Fields dialog. The text of the item will appear in the <text:span text:style-name="Emphasis">Value</text:span> box in the lower right. In the <text:span text:style-name="Emphasis">Name</text:span> box, type some text by which you can identify this item.</text:p>
        </text:list-item>
        <text:list-item>
          <text:p text:style-name="P62">Klikneme na <text:span text:style-name="Strong_20_Emphasis">Vložit</text:span>. The text you typed in the Name box now appears in the <text:span text:style-name="Emphasis">Selection</text:span> list.</text:p>
        </text:list-item>
        <text:list-item text:style-override="Heading_20_Tip">
          <text:p text:style-name="Heading_20_Tip">Tip</text:p>
        </text:list-item>
      </text:list>
      <text:p text:style-name="P38">See Chapter 16, Master Documents, for how to create cross-references to other subdocuments in a master document.</text:p>
      <text:p text:style-name="P27"><draw:frame draw:style-name="fr1" draw:name="Frame11" text:anchor-type="as-char" svg:width="13.707cm" draw:z-index="25"><draw:text-box fo:min-height="11.446cm"><text:p text:style-name="Caption"><draw:frame draw:style-name="fr9" draw:name="Image7" text:anchor-type="paragraph" svg:width="13.63cm" svg:height="11cm" draw:z-index="26"><draw:image xlink:href="Pictures/10000201000002A00000025D140E23A6158C6B0C.png" xlink:type="simple" xlink:show="embed" xlink:actuate="onLoad" loext:mime-type="image/png"/></draw:frame>Figure <text:sequence text:ref-name="refFigure8" text:name="Figure" text:formula="ooow:Figure+1" style:num-format="1">9</text:sequence>: <text:alphabetical-index-mark text:string-value="Cross-references tab" text:key1="dialogové okno Pole"/>Setting text to be used as a target for a cross-reference</text:p></draw:text-box></draw:frame></text:p>
      <text:h text:style-name="P41" text:outline-level="1"><text:bookmark-start text:name="__RefHeading__8262_1143714391"/>Použití polí v záhlaví a zápatí<text:bookmark-end text:name="__RefHeading__8262_1143714391"/></text:h>
      <text:p text:style-name="P24">You may want to use fields like statistics while writing, and replace them with others, like Chapter, when the document is ready for use.</text:p>
      <text:p text:style-name="P24">You can insert fields <text:alphabetical-index-mark text:string-value="in headers or footers" text:key1="křížové odkazy"/>into <text:alphabetical-index-mark text:string-value="záhlaví a zápatí"/><text:alphabetical-index-mark text:string-value="in headers and footers" text:key1="pole"/>headers or footers, using techniques described earlier in this chapter:</text:p>
      <text:list xml:id="list153049345676232" text:continue-list="list153049470585866" text:style-name="List_20_1">
        <text:list-item>
          <text:p text:style-name="P55">To insert a <text:alphabetical-index-mark-start text:id="IMark87153720" text:key1="fields"/>page number<text:alphabetical-index-mark-end text:id="IMark87153720"/>, <text:alphabetical-index-mark-start text:id="IMark141647832" text:key1="fields"/>document title<text:alphabetical-index-mark-end text:id="IMark141647832"/>, author, creation date and time, current date and time, or total page count field, use Document Properties (see page <text:bookmark-ref text:reference-format="page" text:ref-name="__RefHeading__8240_1143714391">4</text:bookmark-ref>) or choose <text:span text:style-name="Strong_20_Emphasis">Insert &gt; Field &gt; [item]</text:span> on the Menu bar.</text:p>
        </text:list-item>
        <text:list-item>
          <text:p text:style-name="P58">To insert a cross-reference to a bookmark, heading, or other item, use <text:span text:style-name="Strong_20_Emphasis">Insert &gt; Cross-reference</text:span>.</text:p>
        </text:list-item>
        <text:list-item>
          <text:p text:style-name="P59"><text:soft-page-break/>If you have used Heading 1 for your chapter titles, you can use a Document field to insert the current chapter title, so the header or footer contents change from one chapter to the next. See Figure <text:sequence-ref text:reference-format="value" text:ref-name="refFigure9">10</text:sequence-ref>. (Writer calls chapter titles <text:span text:style-name="Emphasis">Chapter names</text:span>.) If you have used outline numbering on your Heading 1, you can choose whether to include these numbers in the field (<text:span text:style-name="Emphasis">Chapter number and name</text:span>). Use <text:span text:style-name="Strong_20_Emphasis">Insert &gt; Field &gt; More Fields &gt; Document</text:span>.</text:p>
        </text:list-item>
        <text:list-item>
          <text:p text:style-name="P59">You can insert cross-references to other heading levels by specifying a value in the Level box in the lower right of the Document tab of the Fields dialog (Figure <text:sequence-ref text:reference-format="value" text:ref-name="refFigure9">10</text:sequence-ref>). That is, Level 1 = Heading 1, Level 2 = Heading 2, and so on.</text:p>
        </text:list-item>
      </text:list>
      <text:list xml:id="list153050048017268" text:continue-list="list2615446674" text:style-name="Heading_20_Note">
        <text:list-item>
          <text:p text:style-name="P51">Poznámka</text:p>
        </text:list-item>
      </text:list>
      <text:p text:style-name="P20">A cross-reference field in the header of a page picks up the first heading of that level on the page, and a field in the footer picks up the <text:span text:style-name="Emphasis">last</text:span> heading of that level on the page.</text:p>
      <text:p text:style-name="Figure"><draw:frame draw:style-name="fr1" draw:name="Frame13" text:anchor-type="as-char" svg:width="14.102cm" draw:z-index="8"><draw:text-box fo:min-height="10.227cm"><text:p text:style-name="Caption"><draw:frame draw:style-name="fr8" draw:name="graphics16" text:anchor-type="paragraph" svg:width="14.102cm" svg:height="9.596cm" draw:z-index="27"><draw:image xlink:href="Pictures/1000000000000252000001DE47674CF5C392F856.png" xlink:type="simple" xlink:show="embed" xlink:actuate="onLoad" loext:mime-type="image/png"/></draw:frame>Figure <text:sequence text:ref-name="refFigure9" text:name="Figure" text:formula="ooow:Figure+1" style:num-format="1">10</text:sequence>: <text:alphabetical-index-mark text:string-value="Document tab" text:key1="dialogové okno Pole"/>Inserting the current chapter name and number into your document</text:p></draw:text-box></draw:frame></text:p>
      <text:list xml:id="list153049649286372" text:continue-list="list153049345676232" text:style-name="List_20_1">
        <text:list-item>
          <text:p text:style-name="P55">To include the chapter number with the page number, position the cursor just before the Page field you inserted. On the <text:span text:style-name="Emphasis">Document</text:span> tab of the Fields dialog, select <text:span text:style-name="Strong_20_Emphasis">Chapter</text:span> in the <text:span text:style-name="Emphasis">Type</text:span> column and <text:span text:style-name="Strong_20_Emphasis">Chapter number without separator</text:span> in the <text:span text:style-name="Emphasis">Format</text:span> column. Click <text:span text:style-name="Strong_20_Emphasis">Insert</text:span>.</text:p>
        </text:list-item>
      </text:list>
      <text:p text:style-name="P28">Go to the header or footer where you inserted this field and type the character you want to appear between the chapter number and the page number; for example, a period or a dash.</text:p>
      <text:p text:style-name="P29">The table of contents will not automatically pick up these chapter numbers, so you need to make a change on the Entries tab of the Table of Contents, Index or Bibliography dialog, as described in Chapter 15, Tables of Contents, Indexes, Bibliographies .</text:p>
      <text:list xml:id="list153050304826876" text:continue-numbering="true" text:style-name="List_20_1">
        <text:list-item>
          <text:p text:style-name="P55">You can add a <text:alphabetical-index-mark text:string-value="page count in header or footer"/><text:alphabetical-index-mark-start text:id="IMark182320344" text:key1="fields"/>page count<text:alphabetical-index-mark-end text:id="IMark182320344"/> to the footer; for example, <text:span text:style-name="Emphasis">Page 9 of 12</text:span>. Type the word <text:span text:style-name="User_20_Entry">Page</text:span> and a space in front of the Page field. Type a space, the word of, and a space after the Page field. Then choose <text:span text:style-name="Strong_20_Emphasis">Insert &gt; Field &gt; Page Count</text:span>.</text:p>
        </text:list-item>
      </text:list>
      <text:h text:style-name="P41" text:outline-level="1"><text:bookmark-start text:name="__RefHeading___Toc11130_2358312274"/><text:soft-page-break/>Developing conditional content<text:bookmark-end text:name="__RefHeading___Toc11130_2358312274"/></text:h>
      <text:p text:style-name="P10"><text:alphabetical-index-mark text:string-value="conditional content"/>Conditional content is text and graphics that are included or excluded from a document depending on a condition you specify.</text:p>
      <text:p text:style-name="P10">A simple example is a reminder letter for an overdue account. The first and second reminders might have a subject line of “Reminder Notice”, but the third reminder letter might have the subject “Final Notice” and a different final paragraph.</text:p>
      <text:p text:style-name="P10">A more complex example is a software manual for a product that comes in two versions, Pro and Lite. Both product versions have much in common, but the Pro version includes some features that are not in the Lite version. If you use conditional content, you can maintain one file containing information for both versions and print (or create online help) customized for each version. You do not have to maintain two sets of the information that is the same for both versions, so you will not forget to update both versions when something changes.</text:p>
      <text:list xml:id="list153049489552875" text:continue-list="list153049574299240" text:style-name="Heading_20_Tip">
        <text:list-item>
          <text:p text:style-name="P54">Tip</text:p>
        </text:list-item>
      </text:list>
      <text:p text:style-name="P19">In some cases, the same effect can be obtained by hiding a paragraph or character style; see Chapter 9, Working with Styles.</text:p>
      <text:h text:style-name="P47" text:outline-level="2"><text:bookmark-start text:name="__RefHeading__8274_1143714391"/>Choose the types of conditional content to use<text:bookmark-end text:name="__RefHeading__8274_1143714391"/></text:h>
      <text:p text:style-name="P10">This section describes several Writer features that can help you design and maintain conditional content. You can use one or any combination of these features in the same document.</text:p>
      <text:p text:style-name="P26"><text:bookmark-start text:name="__RefHeading__8276_1143714391"/>Conditional text<text:bookmark-end text:name="__RefHeading__8276_1143714391"/></text:p>
      <text:p text:style-name="P32">With <text:alphabetical-index-mark-start text:id="IMark182320344"/>conditional text<text:alphabetical-index-mark-end text:id="IMark182320344"/>, you can have two alternative texts (a word, phrase, or sentence). One text will be displayed and printed if the condition you specify is met, and the other will be displayed and printed if the condition is not met. You cannot include graphics or edit the text except in the Field dialog (not in the body of the document). You also cannot format part of the text (for example, bold one word but not the others), but you can format the field to affect all of the field contents (for example, bolding all of the words). You cannot include a cross-reference or other field in the text.</text:p>
      <text:p text:style-name="P26"><text:bookmark-start text:name="__RefHeading__8278_1143714391"/>Hidden text<text:bookmark-end text:name="__RefHeading__8278_1143714391"/></text:p>
      <text:p text:style-name="P32">With <text:alphabetical-index-mark-start text:id="IMark182320344"/>hidden text<text:alphabetical-index-mark-end text:id="IMark182320344"/> (a word, phrase, or sentence), you have only two choices: show or hide. If the condition you specify is met, the text is hidden; if the condition is not met, the text is displayed. The disadvantages are the same as for conditional text: you cannot include graphics, edit the text in the body of the document, format part of the text, or include a field.</text:p>
      <text:p text:style-name="P26"><text:bookmark-start text:name="__RefHeading__8280_1143714391"/>Hidden paragraphs<text:bookmark-end text:name="__RefHeading__8280_1143714391"/></text:p>
      <text:p text:style-name="P32"><text:alphabetical-index-mark text:string-value="hidden paragraphs"/>Hidden paragraphs are like any other paragraphs, but you can specify a condition under which the paragraph is not displayed or printed. A blank paragraph can also be hidden, for example if a database field has no content for the current record. This is very useful when merging an address into a letter: if you allow two lines for the street address and the database record uses only one line, you can prevent the blank line from appearing in your document. You can include graphics, edit the text in the body of the document, format any part of the text, and include fields.</text:p>
      <text:p text:style-name="P26"><text:bookmark-start text:name="__RefHeading__8282_1143714391"/>Hidden sections<text:bookmark-end text:name="__RefHeading__8282_1143714391"/></text:p>
      <text:p text:style-name="P32"><text:alphabetical-index-mark text:string-value="hidden sections"/>Hidden sections are like hidden paragraphs, but they can include more than one paragraph, for example, a heading plus one or more paragraphs. However, a section cannot contain less than a paragraph, so you cannot use this method for single words or phrases. The contents of a hidden section behave just like the contents of any other part of the document, but you can specify a condition under which the section is not displayed or printed. In addition, you can password protect a section.</text:p>
      <text:h text:style-name="P47" text:outline-level="2"><text:bookmark-start text:name="__RefHeading__8284_1143714391"/><text:soft-page-break/>Plan your conditional content<text:bookmark-end text:name="__RefHeading__8284_1143714391"/></text:h>
      <text:p text:style-name="P10">Conditions are what programmers call <text:alphabetical-index-mark-start text:id="IMark182320344"/><text:span text:style-name="Emphasis">logical expressions</text:span><text:alphabetical-index-mark-end text:id="IMark182320344"/>. You must formulate a logical expression for each condition because a condition is always either true (met) or false (not met). You can use the same condition in many places in your document, for different types of conditional content.</text:p>
      <text:p text:style-name="P24">To make <text:alphabetical-index-mark-start text:id="IMark191079768"/>conditional content<text:alphabetical-index-mark-end text:id="IMark191079768"/> work, you need to:</text:p>
      <text:list xml:id="list1684365141" text:style-name="Numbering_20_1">
        <text:list-item text:start-value="1">
          <text:p text:style-name="P61">Choose or define a variable.</text:p>
        </text:list-item>
        <text:list-item>
          <text:p text:style-name="P61">Define a logical expression (condition) involving the selected variable.</text:p>
        </text:list-item>
      </text:list>
      <text:h text:style-name="P49" text:outline-level="3"><text:bookmark-start text:name="__RefHeading__8286_1143714391"/>Choose or define a variable<text:bookmark-end text:name="__RefHeading__8286_1143714391"/></text:h>
      <text:p text:style-name="P24">You can use the following <text:alphabetical-index-mark-start text:id="IMark191079768"/>variables<text:alphabetical-index-mark-end text:id="IMark191079768"/> in your condition:</text:p>
      <text:list xml:id="list992093763" text:style-name="List_20_1">
        <text:list-item>
          <text:p text:style-name="P55">User-defined variables.</text:p>
        </text:list-item>
        <text:list-item>
          <text:p text:style-name="P55">Predefined LibreOffice variables, which use statistical values from the document properties.</text:p>
        </text:list-item>
        <text:list-item>
          <text:p text:style-name="P55">User data.</text:p>
        </text:list-item>
        <text:list-item>
          <text:p text:style-name="P55">Database field contents—for example from your address book.</text:p>
        </text:list-item>
      </text:list>
      <text:p text:style-name="P10">You cannot use internal variables (for example, page number, or chapter name) to formulate conditions.</text:p>
      <text:p text:style-name="P10">The examples in this chapter use user-defined variables.</text:p>
      <text:h text:style-name="P49" text:outline-level="3"><text:bookmark-start text:name="__RefHeading__8288_1143714391"/>Define a logical expression (condition) involving the variable<text:bookmark-end text:name="__RefHeading__8288_1143714391"/></text:h>
      <text:p text:style-name="P10">The condition compares a specified fixed value with the contents of a variable or database field.</text:p>
      <text:p text:style-name="P10">To formulate a condition, use the same elements as you would to create a formula: operators, mathematical and statistical functions, number formats, variables, and constants. The possible operators, and many examples of use, are given in the Help; look in the index under <text:span text:style-name="Emphasis">Defining Conditions</text:span> and <text:span text:style-name="Emphasis">conditional</text:span>. You can define quite complex expressions, but in most cases a simple condition will do the job.</text:p>
      <text:h text:style-name="P47" text:outline-level="2"><text:bookmark-start text:name="__RefHeading___Toc11132_2358312274"/>Create the variable<text:bookmark-end text:name="__RefHeading___Toc11132_2358312274"/></text:h>
      <text:p text:style-name="P10">To create the variable, you can use choices found on the <text:span text:style-name="Emphasis">DocInformation</text:span>, <text:span text:style-name="Emphasis">Variables</text:span>, and <text:span text:style-name="Emphasis">Database</text:span> tabs of the Fields dialog.</text:p>
      <text:h text:style-name="P49" text:outline-level="3"><text:bookmark-start text:name="__RefHeading__8292_1143714391"/><text:alphabetical-index-mark-start text:id="IMark191079768" text:key1="fields"/><text:alphabetical-index-mark text:string-value="DocInformation field"/>DocInformation<text:alphabetical-index-mark-end text:id="IMark191079768"/> fields<text:bookmark-end text:name="__RefHeading__8292_1143714391"/></text:h>
      <text:p text:style-name="P10">“<text:bookmark-ref text:reference-format="text" text:ref-name="__RefHeading__8240_1143714391">Using document properties to hold metadata and information that changes</text:bookmark-ref>” on page <text:bookmark-ref text:reference-format="page" text:ref-name="__RefHeading__8240_1143714391">4</text:bookmark-ref><text:s/>described how to set up a custom document property. You can use that document property as the variable in your condition statement.</text:p>
      <text:h text:style-name="P49" text:outline-level="3"><text:bookmark-start text:name="__RefHeading__8294_1143714391"/><text:alphabetical-index-mark text:string-value="user-defined variable" text:key1="pole"/>User-defined variable field<text:bookmark-end text:name="__RefHeading__8294_1143714391"/></text:h>
      <text:p text:style-name="P24">To set up a variable or user field:</text:p>
      <text:list xml:id="list1788313489" text:style-name="Numbering_20_1">
        <text:list-item text:start-value="1">
          <text:p text:style-name="Numbering_20_1">Place the cursor where you want the field to be inserted.</text:p>
        </text:list-item>
        <text:list-item>
          <text:p text:style-name="Numbering_20_1">On the Fields dialog, select the <text:span text:style-name="Emphasis">Variables</text:span> tab.</text:p>
        </text:list-item>
        <text:list-item>
          <text:p text:style-name="Numbering_20_1">Select <text:span text:style-name="Strong_20_Emphasis">Set variable</text:span> in the <text:span text:style-name="Emphasis">Type</text:span> list and <text:span text:style-name="Strong_20_Emphasis">Text</text:span> in the <text:span text:style-name="Emphasis">Format</text:span> list. Type a name for the variable in the <text:span text:style-name="Emphasis">Name</text:span> box, and a value in the <text:span text:style-name="Emphasis">Value</text:span> box. I have chosen ProLite for the name (to remind me that this variable is related to the two product versions), and I set the value as Lite because I can remember “If it is the Lite version, then this text should be hidden.”</text:p>
        </text:list-item>
        <text:list-item>
          <text:p text:style-name="Numbering_20_1">Select <text:span text:style-name="Strong_20_Emphasis">Invisible</text:span> so the field does not show in the document. Click <text:span text:style-name="Strong_20_Emphasis">Insert</text:span>, then click <text:span text:style-name="Strong_20_Emphasis">Close</text:span>. A small gray mark will appear where you inserted the field. We will come back to this later.</text:p>
        </text:list-item>
      </text:list>
      <text:p text:style-name="P27"><text:soft-page-break/><draw:frame draw:style-name="fr1" draw:name="Frame14" text:anchor-type="as-char" svg:width="14.002cm" draw:z-index="11"><draw:text-box fo:min-height="9.968cm"><text:p text:style-name="Caption"><draw:frame draw:style-name="fr7" draw:name="graphics17" text:anchor-type="paragraph" svg:width="14.002cm" svg:height="9.465cm" draw:z-index="28"><draw:image xlink:href="Pictures/1000000000000252000001DE74CA0F88CA69C9AE.png" xlink:type="simple" xlink:show="embed" xlink:actuate="onLoad" loext:mime-type="image/png"/></draw:frame>Figure <text:sequence text:ref-name="refFigure10" text:name="Figure" text:formula="ooow:Figure+1" style:num-format="1">11</text:sequence>: Defining a variable to use with conditional content</text:p></draw:text-box></draw:frame></text:p>
      <text:list xml:id="list153049037471274" text:continue-list="list153049489552875" text:style-name="Heading_20_Tip">
        <text:list-item>
          <text:p text:style-name="P54">Tip</text:p>
        </text:list-item>
      </text:list>
      <text:p text:style-name="P19">Because the gray mark is so small, you may have trouble finding it again, especially if you have other fields in the document. You may prefer to leave the variable field visible while you work, and change it to invisible just before you create final copy.</text:p>
      <text:p text:style-name="P19">At any time, you can place the insertion point just before the field and choose <text:span text:style-name="Strong_20_Emphasis">Edit &gt; Fields</text:span> or right-click the field and choose <text:span text:style-name="Strong_20_Emphasis">Fields</text:span> on the context menu. On the Edit Fields dialog (Figure <text:sequence-ref text:reference-format="value" text:ref-name="refFigure15">16</text:sequence-ref>), select or deselect <text:span text:style-name="Strong_20_Emphasis">Invisible</text:span>.</text:p>
      <text:h text:style-name="P47" text:outline-level="2"><text:bookmark-start text:name="__RefHeading___Toc11134_2358312274"/>Apply the condition to the content<text:bookmark-end text:name="__RefHeading___Toc11134_2358312274"/></text:h>
      <text:p text:style-name="P10">Now that you have defined the variable, you can use it in a condition statement. This topic describes some of the possibilities.</text:p>
      <text:h text:style-name="P49" text:outline-level="3"><text:bookmark-start text:name="__RefHeading__8298_1143714391"/>Conditional text<text:bookmark-end text:name="__RefHeading__8298_1143714391"/></text:h>
      <text:p text:style-name="P24">First, let us set up some <text:alphabetical-index-mark-start text:id="IMark117550040"/>conditional text<text:alphabetical-index-mark-end text:id="IMark117550040"/> that will insert the words <text:span text:style-name="Emphasis">Great Product Lite</text:span> into the Lite version and <text:span text:style-name="Emphasis">Great Product Pro</text:span> into the Pro version of the manual. You would use this field whenever you want to mention the name of the product.</text:p>
      <text:list xml:id="list1256033516" text:style-name="Numbering_20_1">
        <text:list-item text:start-value="1">
          <text:p text:style-name="P61">Place the cursor where you want one of these phrases to appear. (You can move or delete it later, if you wish.)</text:p>
        </text:list-item>
        <text:list-item>
          <text:p text:style-name="P61">On the <text:span text:style-name="Emphasis">Functions</text:span> tab of the Fields dialog, select <text:span text:style-name="Strong_20_Emphasis">Conditional text</text:span> in the <text:span text:style-name="Emphasis">Type</text:span> list.</text:p>
        </text:list-item>
        <text:list-item>
          <text:p text:style-name="P61">As shown in Figure <text:sequence-ref text:reference-format="value" text:ref-name="refFigure11">12</text:sequence-ref>, type <text:span text:style-name="User_20_Entry">ProLite EQ "Lite"</text:span> in the <text:span text:style-name="Emphasis">Condition</text:span> box, <text:span text:style-name="User_20_Entry">Great Product Lite</text:span> in the <text:span text:style-name="Emphasis">Then</text:span> box, and <text:span text:style-name="User_20_Entry">Great Product Pro</text:span> in the <text:span text:style-name="Emphasis">Else</text:span> box.</text:p>
        </text:list-item>
      </text:list>
      <text:list xml:id="list153049714026921" text:continue-list="list153050048017268" text:style-name="Heading_20_Note">
        <text:list-item>
          <text:p text:style-name="P52">Poznámka</text:p>
        </text:list-item>
      </text:list>
      <text:p text:style-name="P19">These fields are case-sensitive, and quotation marks are required around a text value such as Lite.</text:p>
      <text:list xml:id="list153049864964762" text:continue-list="list1256033516" text:style-name="Numbering_20_1">
        <text:list-item>
          <text:p text:style-name="P61"><text:soft-page-break/>Click <text:span text:style-name="Strong_20_Emphasis">Insert</text:span> to insert the field, then click <text:span text:style-name="Strong_20_Emphasis">Close</text:span>. You should see <text:span text:style-name="Emphasis">Great Product Lite</text:span> in the text.</text:p>
        </text:list-item>
      </text:list>
      <text:p text:style-name="P27"><draw:frame draw:style-name="fr1" draw:name="Frame15" text:anchor-type="as-char" svg:width="14.076cm" draw:z-index="12"><draw:text-box fo:min-height="5.398cm"><text:p text:style-name="Caption"><draw:frame draw:style-name="fr4" draw:name="graphics18" text:anchor-type="paragraph" svg:width="14.076cm" svg:height="5.673cm" draw:z-index="29"><draw:image xlink:href="Pictures/1000000000000251000000EF9FCEAC4CC62EEEA4.png" xlink:type="simple" xlink:show="embed" xlink:actuate="onLoad" loext:mime-type="image/png"/></draw:frame>Figure <text:sequence text:ref-name="refFigure11" text:name="Figure" text:formula="ooow:Figure+1" style:num-format="1">12</text:sequence>: <text:alphabetical-index-mark text:string-value="Functions tab: conditional text" text:key1="dialogové okno Pole"/>Inserting conditional text</text:p></draw:text-box></draw:frame></text:p>
      <text:list xml:id="list153049074339120" text:continue-list="list153049037471274" text:style-name="Heading_20_Tip">
        <text:list-item>
          <text:p text:style-name="P54">Tip</text:p>
        </text:list-item>
      </text:list>
      <text:p text:style-name="P19">If you want to insert this field into your text in many places (as you probably would for a product name), create an AutoText entry for it. See “<text:bookmark-ref text:reference-format="text" text:ref-name="__RefHeading___Toc39050_3811334239">Using AutoText to insert often-used fields</text:bookmark-ref>” on page <text:bookmark-ref text:reference-format="page" text:ref-name="__RefHeading___Toc39050_3811334239">7</text:bookmark-ref><text:s/>for instructions.</text:p>
      <text:h text:style-name="P49" text:outline-level="3"><text:bookmark-start text:name="__RefHeading__8300_1143714391"/>Hidden text<text:bookmark-end text:name="__RefHeading__8300_1143714391"/></text:h>
      <text:p text:style-name="P10">You might use <text:alphabetical-index-mark-start text:id="IMark117550040" text:key1="fields"/><text:alphabetical-index-mark-start text:id="IMark143751128"/>hidden text<text:alphabetical-index-mark-end text:id="IMark143751128"/><text:alphabetical-index-mark-end text:id="IMark117550040"/> for words or short phrases that describe features of Great Product Pro that are not found in the Lite version. You can reuse the same field in several places in the document—for example, by copying and pasting it. To create a hidden text field:</text:p>
      <text:list xml:id="list764155002" text:style-name="Numbering_20_1">
        <text:list-item text:start-value="1">
          <text:p text:style-name="P61">On the <text:span text:style-name="Emphasis">Functions</text:span> tab of the Fields dialog, select <text:span text:style-name="Strong_20_Emphasis">Hidden text</text:span> in the <text:span text:style-name="Emphasis">Type</text:span> list, as shown in Figure <text:sequence-ref text:reference-format="value" text:ref-name="refFigure12">13</text:sequence-ref>.</text:p>
        </text:list-item>
      </text:list>
      <text:p text:style-name="P27"><draw:frame draw:style-name="fr1" draw:name="Frame16" text:anchor-type="as-char" svg:width="14.102cm" draw:z-index="13"><draw:text-box fo:min-height="5.988cm"><text:p text:style-name="Caption"><draw:frame draw:style-name="fr4" draw:name="graphics19" text:anchor-type="paragraph" svg:width="14.102cm" svg:height="5.644cm" draw:z-index="30"><draw:image xlink:href="Pictures/1000000000000250000000ED81FA924269281872.png" xlink:type="simple" xlink:show="embed" xlink:actuate="onLoad" loext:mime-type="image/png"/></draw:frame>Figure <text:sequence text:ref-name="refFigure12" text:name="Figure" text:formula="ooow:Figure+1" style:num-format="1">13</text:sequence>: <text:alphabetical-index-mark text:string-value="Functions tab: hidden text" text:key1="dialogové okno Pole"/>Creating a condition for hidden text</text:p></draw:text-box></draw:frame></text:p>
      <text:list xml:id="list153049803077181" text:continue-numbering="true" text:style-name="Numbering_20_1">
        <text:list-item>
          <text:p text:style-name="P61">Type <text:span text:style-name="User_20_Entry">ProLite EQ "Lite"</text:span> in the Condition box and type the required text in the <text:span text:style-name="Emphasis">Hidden text</text:span> box. Remember, this is the text that is <text:span text:style-name="Emphasis">hidden</text:span> if the condition is true.</text:p>
        </text:list-item>
        <text:list-item>
          <text:p text:style-name="P61">Click <text:span text:style-name="Strong_20_Emphasis">Insert</text:span> to create and insert the field.</text:p>
        </text:list-item>
      </text:list>
      <text:p text:style-name="P25">To show all hidden text so you can edit it, do one of the following:</text:p>
      <text:list xml:id="list153049319461461" text:continue-list="list153050304826876" text:style-name="List_20_1">
        <text:list-item>
          <text:p text:style-name="P60">On the <text:span text:style-name="Strong_20_Emphasis">Tools &gt; Options &gt; LibreOffice Writer &gt; View</text:span> page, select the <text:span text:style-name="Emphasis">Display fields:</text:span> <text:span text:style-name="Strong_20_Emphasis">Hidden text</text:span> option.</text:p>
        </text:list-item>
        <text:list-item>
          <text:p text:style-name="List_20_1"><text:bookmark-start text:name="__RefHeading__8302_1143714391"/>Double-click in front of the variable that you used to define the condition for hiding the text, and enter a different value for the variable.<text:bookmark-end text:name="__RefHeading__8302_1143714391"/></text:p>
        </text:list-item>
      </text:list>
      <text:h text:style-name="P50" text:outline-level="3"><text:bookmark-start text:name="__RefHeading___Toc135344_953848428"/><text:soft-page-break/>Hidden paragraphs<text:bookmark-end text:name="__RefHeading___Toc135344_953848428"/></text:h>
      <text:p text:style-name="P24">A conditional paragraph is hidden if the condition is true. To hide a paragraph:</text:p>
      <text:list xml:id="list1746166624" text:style-name="Numbering_20_1">
        <text:list-item text:start-value="1">
          <text:p text:style-name="P63">Click in the paragraph to be hidden.</text:p>
        </text:list-item>
        <text:list-item>
          <text:p text:style-name="P61">On the <text:span text:style-name="Emphasis">Functions</text:span> tab (Figure <text:sequence-ref text:reference-format="value" text:ref-name="refFigure13">14</text:sequence-ref>) of the Fields dialog, select <text:span text:style-name="Strong_20_Emphasis">Hidden Paragraph</text:span> in the <text:span text:style-name="Emphasis">Type</text:span> list.</text:p>
        </text:list-item>
        <text:list-item>
          <text:p text:style-name="P61">For this example, type <text:span text:style-name="User_20_Entry">ProLite EQ "Lite"</text:span> in the <text:span text:style-name="Emphasis">Condition</text:span> box.</text:p>
        </text:list-item>
        <text:list-item>
          <text:p text:style-name="P61">Click <text:span text:style-name="Strong_20_Emphasis">Insert</text:span> to create and insert the field. If an extra paragraph mark appears, delete it.</text:p>
        </text:list-item>
      </text:list>
      <text:p text:style-name="P27"><draw:frame draw:style-name="fr2" draw:name="Frame10" text:anchor-type="as-char" svg:width="13cm" draw:z-index="14"><draw:text-box fo:min-height="6.122cm"><text:p text:style-name="P31"><draw:frame draw:style-name="fr6" draw:name="Image9" text:anchor-type="paragraph" svg:width="13cm" style:rel-width="100%" svg:height="5.44cm" draw:z-index="31"><draw:image xlink:href="Pictures/1000020100000273000001094F8260E4C12F1FC4.png" xlink:type="simple" xlink:show="embed" xlink:actuate="onLoad" loext:mime-type="image/png"/></draw:frame>Figure <text:sequence text:ref-name="refFigure13" text:name="Figure" text:formula="ooow:Figure+1" style:num-format="1">14</text:sequence>: Creating a condition for a a hidden paragraph</text:p></draw:text-box></draw:frame></text:p>
      <text:p text:style-name="P24">To show all hidden paragraphs so you can edit them, do one of the following:</text:p>
      <text:list xml:id="list153049952836619" text:continue-list="list153049319461461" text:style-name="List_20_1">
        <text:list-item>
          <text:p text:style-name="P55">On the <text:span text:style-name="Strong_20_Emphasis">Tools &gt; Options &gt; LibreOffice Writer &gt; View</text:span> page, select the <text:span text:style-name="Emphasis">Display fields:</text:span> <text:span text:style-name="Strong_20_Emphasis">Hidden paragraphs</text:span> option.</text:p>
        </text:list-item>
        <text:list-item>
          <text:p text:style-name="P55">Double-click in front of the variable that you used to define the condition for hiding the paragraph, and enter a different value for the variable.</text:p>
        </text:list-item>
      </text:list>
      <text:h text:style-name="P49" text:outline-level="3"><text:bookmark-start text:name="__RefHeading__8304_1143714391"/>Hidden sections<text:bookmark-end text:name="__RefHeading__8304_1143714391"/></text:h>
      <text:p text:style-name="P24">A conditional section is <text:alphabetical-index-mark text:string-value="podmíněné" text:key1="section"/><text:alphabetical-index-mark-start text:id="IMark184737224" text:key1="section"/>hidden<text:alphabetical-index-mark-end text:id="IMark184737224"/> if the condition is true. To create a conditional section:</text:p>
      <text:list xml:id="list377898445" text:style-name="Numbering_20_1">
        <text:list-item text:start-value="1">
          <text:p text:style-name="P61">Select the text that you want to be included in the conditional section. (You can edit this text later, just as you can edit any other text.)</text:p>
        </text:list-item>
        <text:list-item>
          <text:p text:style-name="P61">Choose <text:span text:style-name="Strong_20_Emphasis">Insert &gt; Section</text:span>. On the Insert Section dialog (Figure <text:sequence-ref text:reference-format="value" text:ref-name="refFigure14">15</text:sequence-ref>), go to the <text:span text:style-name="Emphasis">Section</text:span> tab, then select <text:span text:style-name="Strong_20_Emphasis">Hide</text:span> and enter the condition in the <text:span text:style-name="Strong_20_Emphasis">With Condition</text:span> box. You can also give the section a name; this is strongly recommended, so you can find it again easily if you have several sections in your document.</text:p>
        </text:list-item>
        <text:list-item>
          <text:p text:style-name="P61">Click <text:span text:style-name="Strong_20_Emphasis">Insert</text:span> to insert the section into your document.</text:p>
        </text:list-item>
      </text:list>
      <text:p text:style-name="P24">To show a hidden section so you can edit it:</text:p>
      <text:list xml:id="list1290323079" text:style-name="Numbering_20_1">
        <text:list-item text:start-value="1">
          <text:p text:style-name="P61">Choose <text:span text:style-name="Strong_20_Emphasis">Format &gt; Sections</text:span>.</text:p>
        </text:list-item>
        <text:list-item>
          <text:p text:style-name="P61">On the Edit Sections dialog (similar to the Insert Section dialog), select the section from the list.</text:p>
        </text:list-item>
        <text:list-item>
          <text:p text:style-name="P61">Deselect <text:span text:style-name="Strong_20_Emphasis">Hide</text:span>, and then click <text:span text:style-name="Strong_20_Emphasis">OK</text:span>. You can now edit the contents of the section. Afterwards, you can choose <text:span text:style-name="Strong_20_Emphasis">Format &gt; Sections</text:span> and select <text:span text:style-name="Strong_20_Emphasis">Hide</text:span> to hide the section again.</text:p>
        </text:list-item>
      </text:list>
      <text:p text:style-name="P27"><text:soft-page-break/><draw:frame draw:style-name="fr1" draw:name="Frame17" text:anchor-type="as-char" svg:width="14.101cm" draw:z-index="15"><draw:text-box fo:min-height="9.125cm"><text:p text:style-name="Caption"><draw:frame draw:style-name="fr4" draw:name="Image8" text:anchor-type="paragraph" svg:width="14.101cm" svg:height="12.975cm" draw:z-index="32"><draw:image xlink:href="Pictures/1000000000000226000002216DA0FD7F4545A949.png" xlink:type="simple" xlink:show="embed" xlink:actuate="onLoad" loext:mime-type="image/png"/></draw:frame>Figure <text:sequence text:ref-name="refFigure14" text:name="Figure" text:formula="ooow:Figure+1" style:num-format="1">15</text:sequence>: <text:alphabetical-index-mark text:string-value="Insert Section dialog box"/>Creating a section to be hidden when a specified condition is met</text:p></draw:text-box></draw:frame></text:p>
      <text:p text:style-name="P24">To make the hidden section a normal part of the document (that is, to remove the section markers, but not the contents of the section):</text:p>
      <text:list xml:id="list153049389769702" text:continue-list="list153050126315119" text:style-name="Numbering_20_1">
        <text:list-item text:start-value="1">
          <text:p text:style-name="P61">Show the hidden section, as described above.</text:p>
        </text:list-item>
        <text:list-item>
          <text:p text:style-name="P61">On the Edit Sections dialog, select the section from the list.</text:p>
        </text:list-item>
        <text:list-item>
          <text:p text:style-name="P61">Click <text:span text:style-name="Strong_20_Emphasis">Remove</text:span>. The contents of the section are now a normal part of the document.</text:p>
        </text:list-item>
      </text:list>
      <text:h text:style-name="P47" text:outline-level="2"><text:bookmark-start text:name="__RefHeading__8306_1143714391"/>Change the value of the variable<text:bookmark-end text:name="__RefHeading__8306_1143714391"/></text:h>
      <text:p text:style-name="P23">To change the value of the variable between <text:span text:style-name="Emphasis">Lite</text:span> and <text:span text:style-name="Emphasis">Pro</text:span>:</text:p>
      <text:list xml:id="list914555378" text:style-name="Numbering_20_1">
        <text:list-item text:start-value="1">
          <text:p text:style-name="P63">Find the variable field you created in “<text:bookmark-ref text:reference-format="text" text:ref-name="__RefHeading__8286_1143714391">Choose or define a variable</text:bookmark-ref>” on page <text:bookmark-ref text:reference-format="page" text:ref-name="__RefHeading__8286_1143714391">15</text:bookmark-ref>.</text:p>
        </text:list-item>
        <text:list-item>
          <text:p text:style-name="P61">Click once just in front of this field, then right-click and click <text:span text:style-name="Strong_20_Emphasis">Fields</text:span> on the context menu.</text:p>
        </text:list-item>
        <text:list-item>
          <text:p text:style-name="P61">On the Edit Fields dialog (Figure <text:sequence-ref text:reference-format="value" text:ref-name="refFigure15">16</text:sequence-ref>), change the value of the variable to <text:span text:style-name="Emphasis">Pro</text:span>.</text:p>
        </text:list-item>
        <text:list-item>
          <text:p text:style-name="P61">If you have set fields to update automatically, all of the conditional and hidden text that uses this variable as a condition will change.</text:p>
        </text:list-item>
      </text:list>
      <text:list xml:id="list153048288158272" text:continue-list="list153049074339120" text:style-name="Heading_20_Tip">
        <text:list-item>
          <text:p text:style-name="P54">Tip</text:p>
        </text:list-item>
      </text:list>
      <text:p text:style-name="P19">Conditional text and hidden text can only be edited in the Edit Fields dialog.</text:p>
      <text:p text:style-name="P27"><text:soft-page-break/><draw:frame draw:style-name="fr1" draw:name="Frame18" text:anchor-type="as-char" svg:width="13cm" draw:z-index="16"><draw:text-box fo:min-height="9.342cm"><text:p text:style-name="Caption"><draw:frame draw:style-name="fr5" draw:name="Image10" text:anchor-type="paragraph" svg:width="13cm" svg:height="8.939cm" draw:z-index="33"><draw:image xlink:href="Pictures/100002010000027100000200EEF97EE199096AD3.png" xlink:type="simple" xlink:show="embed" xlink:actuate="onLoad" loext:mime-type="image/png"/></draw:frame>Figure <text:sequence text:ref-name="refFigure15" text:name="Figure" text:formula="ooow:Figure+1" style:num-format="1">16</text:sequence>: <text:alphabetical-index-mark text:string-value="Edit Fields dialog box"/>Changing the value of the variable</text:p></draw:text-box></draw:frame></text:p>
      <text:list xml:id="list153049779033833" text:continue-numbering="true" text:style-name="Heading_20_Tip">
        <text:list-item>
          <text:p text:style-name="P54">Tip</text:p>
        </text:list-item>
      </text:list>
      <text:p text:style-name="P19">To turn on <text:alphabetical-index-mark-start text:id="IMark120761304" text:key1="fields"/>automatic updating<text:alphabetical-index-mark-end text:id="IMark120761304"/> of fields, choose <text:span text:style-name="Strong_20_Emphasis">Tools &gt; Options &gt; LibreOffice Writer &gt; General</text:span>, and select <text:span text:style-name="Strong_20_Emphasis">Fields</text:span> under <text:span text:style-name="Strong_20_Emphasis">Automatically Update</text:span>.</text:p>
      <text:h text:style-name="P41" text:outline-level="1"><text:bookmark-start text:name="__RefHeading__8308_1143714391"/>Using placeholder fields<text:bookmark-end text:name="__RefHeading__8308_1143714391"/></text:h>
      <text:p text:style-name="P10">A <text:alphabetical-index-mark text:string-value="placeholder" text:key1="pole"/><text:alphabetical-index-mark-start text:id="IMark120761304"/>placeholder field<text:alphabetical-index-mark-end text:id="IMark120761304"/> prompts you to enter something (text, a table, a frame, an image, or an object).</text:p>
      <text:p text:style-name="P24">To insert a placeholder field into a document:</text:p>
      <text:list xml:id="list801499788" text:style-name="Numbering_20_1">
        <text:list-item text:start-value="1">
          <text:p text:style-name="P61">On the <text:span text:style-name="Emphasis">Functions</text:span> tab of the Fields dialog, select <text:span text:style-name="Strong_20_Emphasis">Placeholder</text:span> in the <text:span text:style-name="Emphasis">Type</text:span> column and select what the placeholder is for in the <text:span text:style-name="Emphasis">Format</text:span> column.</text:p>
        </text:list-item>
        <text:list-item>
          <text:p text:style-name="P61">In the <text:span text:style-name="Emphasis">Placeholder</text:span> box, type the text that you want to appear in the placeholder field.</text:p>
        </text:list-item>
        <text:list-item>
          <text:p text:style-name="P61">In the <text:span text:style-name="Emphasis">Reference</text:span> box, type the text that you want to display as a help tip when you rest the mouse pointer over the field.</text:p>
        </text:list-item>
      </text:list>
      <text:p text:style-name="P10">Figure <text:sequence-ref text:reference-format="value" text:ref-name="refFigure16">17</text:sequence-ref><text:s/>shows the results of inserting a placeholder field for an image.<text:text-input text:description=""/></text:p>
      <text:p text:style-name="P27"><draw:frame draw:style-name="fr1" draw:name="Frame19" text:anchor-type="as-char" svg:width="16.889cm" draw:z-index="18"><draw:text-box fo:min-height="6.287cm"><text:p text:style-name="Caption"><draw:frame draw:style-name="fr4" draw:name="Image11" text:anchor-type="paragraph" svg:width="16.889cm" svg:height="5.761cm" draw:z-index="34"><draw:image xlink:href="Pictures/10000201000003000000010649EF3FBABB9CE6CA.png" xlink:type="simple" xlink:show="embed" xlink:actuate="onLoad" loext:mime-type="image/png"/></draw:frame>Figure <text:sequence text:ref-name="refFigure16" text:name="Figure" text:formula="ooow:Figure+1" style:num-format="1">17</text:sequence>: <text:alphabetical-index-mark text:string-value="Functions tab: placeholder field" text:key1="dialogové okno Pole"/>Inserting a placeholder field</text:p></draw:text-box></draw:frame></text:p>
      <text:p text:style-name="P10"><text:soft-page-break/>Because the &lt;Logo&gt; field is an Image placeholder, when you click the field in the document, the Insert Image dialog opens, prompting you to select an image. When you select an image and click <text:span text:style-name="Strong_20_Emphasis">Open</text:span>, the image replaces the field in the document.</text:p>
      <text:p text:style-name="P10">Similarly, clicking on a Table placeholder field opens the Insert Table dialog, clicking on a Frame placeholder field opens the Frame dialog, and clicking on an Object placeholder field opens the Insert OLE Object dialog. The Text placeholder field is different: you simply click it and type some text in the <text:span text:style-name="Emphasis">Placeholder</text:span> box, which replaces the field.</text:p>
      <text:h text:style-name="P41" text:outline-level="1"><text:bookmark-start text:name="__RefHeading__8310_1143714391"/>Using other fields<text:bookmark-end text:name="__RefHeading__8310_1143714391"/></text:h>
      <text:p text:style-name="P9">Other uses of fields, including database fields, are described in various chapters of this book.</text:p>
      <text:p text:style-name="P8"><text:bookmark-start text:name="__RefHeading__5648_15665686441"/>LibreOffice provides many other fields that you may find useful, but they are too specialized to cover in this book. Please refer to the Help system for details, instructions, and examples.<text:bookmark-end text:name="__RefHeading__5648_15665686441"/></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other fields</text:chapter> <text:span text:style-name="MT1">| </text:span><text:page-number text:select-page="current">21</text:page-number></text:p>
      </style:footer>
      <style:footer-left>
        <text:p text:style-name="MP1"><text:page-number text:select-page="current">18</text:page-number><text:s/><text:span text:style-name="MT2">| </text:span><text:span text:style-name="MT2"><text:title>Chapter 17  Field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7  Field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7  Field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0:22.839817000</meta:creation-date>
    <meta:editing-duration>PT3H53M45S</meta:editing-duration>
    <meta:editing-cycles>32</meta:editing-cycles>
    <meta:generator>LibreOffice/6.4.1.2$Linux_X86_64 LibreOffice_project/4d224e95b98b138af42a64d84056446d09082932</meta:generator>
    <dc:title>Chapter 17  Fields</dc:title>
    <meta:initial-creator>Jean Weber</meta:initial-creator>
    <dc:date>2020-08-06T15:30:47.992938031</dc:date>
    <dc:creator>MS </dc:creator>
    <meta:document-statistic meta:table-count="3" meta:image-count="18" meta:object-count="0" meta:page-count="21" meta:paragraph-count="344" meta:word-count="5994" meta:character-count="34203" meta:non-whitespace-character-count="28575"/>
  </office:meta>
</office:document-meta>
</file>